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7.46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301.55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36.45pt"/>
    </style:style>
    <style:style style:name="co9" style:family="table-column">
      <style:table-column-properties fo:break-before="auto" style:column-width="105.51pt"/>
    </style:style>
    <style:style style:name="co10" style:family="table-column">
      <style:table-column-properties fo:break-before="auto" style:column-width="537.79pt"/>
    </style:style>
    <style:style style:name="co11" style:family="table-column">
      <style:table-column-properties fo:break-before="auto" style:column-width="192.1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_type</text:p>
          </table:table-cell>
          <table:table-cell office:value-type="string" calcext:value-type="string">
            <text:p>ibex_no</text:p>
          </table:table-cell>
          <table:table-cell office:value-type="string" calcext:value-type="string">
            <text:p>s_token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v_choice</text:p>
          </table:table-cell>
          <table:table-cell office:value-type="string" calcext:value-type="string">
            <text:p>prosody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orced choi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cat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k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formula="of:=[.D2]+6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reglili Yalova'nin uranyumu yolladigini biliyor galiba</text:p>
          </table:table-cell>
          <table:table-cell table:style-name="ce1" table:formula="of:=CONCATENATE([.A2];&quot;-&quot;;[.B2];&quot;-&quot;;[.G2];&quot;.wav&quot;)" office:value-type="string" office:string-value="1-e-do.wav" calcext:value-type="string">
            <text:p>1-e-do.wav</text:p>
          </table:table-cell>
          <table:table-cell table:style-name="ce1" table:formula="of:=CONCATENATE(&quot;http://deniz.fr/prosody/&quot;;[.K2])" office:value-type="string" office:string-value="http://deniz.fr/prosody/1-e-do.wav" calcext:value-type="string">
            <text:p>http://deniz.fr/prosody/1-e-do.wav</text:p>
          </table:table-cell>
          <table:table-cell table:style-name="ce2" table:formula="of:=IF([.H2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2];&quot;&quot;&quot;, &quot;&quot;AudioMessage&quot;&quot;, {html: &quot;&quot;&lt;center&gt;+&lt;/center&gt;&lt;audio class='audio-message' src='&quot;;[.L2];&quot;' type='audio/wav' autoplay&gt;&lt;/audio&gt;&quot;&quot;, transfer:&quot;&quot;audio-end&quot;&quot;}, &quot;&quot;Question&quot;&quot;, {q: &quot;&quot;&quot;&quot;, as:&quot;; [.M2];&quot;}],&quot;)" office:value-type="string" office:string-value="[&quot;e&quot;, &quot;AudioMessage&quot;, {html: &quot;&lt;center&gt;+&lt;/center&gt;&lt;audio class='audio-message' src='http://deniz.fr/prosody/1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2]=&quot;do&quot;;1;0)" office:value-type="float" office:value="1" calcext:value-type="float">
            <text:p>1</text:p>
          </table:table-cell>
          <table:table-cell table:formula="of:=IF([.G2]=&quot;de&quot;;1;0)" office:value-type="float" office:value="0" calcext:value-type="float">
            <text:p>0</text:p>
          </table:table-cell>
          <table:table-cell table:formula="of:=IF([.G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table:formula="of:=[.D3]+6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3];&quot;-&quot;;[.B3];&quot;-&quot;;[.G3];&quot;.wav&quot;)" office:value-type="string" office:string-value="2-e-do.wav" calcext:value-type="string">
            <text:p>2-e-do.wav</text:p>
          </table:table-cell>
          <table:table-cell table:style-name="ce1" table:formula="of:=CONCATENATE(&quot;http://deniz.fr/prosody/&quot;;[.K3])" office:value-type="string" office:string-value="http://deniz.fr/prosody/2-e-do.wav" calcext:value-type="string">
            <text:p>http://deniz.fr/prosody/2-e-do.wav</text:p>
          </table:table-cell>
          <table:table-cell table:style-name="ce2" table:formula="of:=IF([.H3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3];&quot;&quot;&quot;, &quot;&quot;AudioMessage&quot;&quot;, {html: &quot;&quot;&lt;center&gt;+&lt;/center&gt;&lt;audio class='audio-message' src='&quot;;[.L3];&quot;' type='audio/wav' autoplay&gt;&lt;/audio&gt;&quot;&quot;, transfer:&quot;&quot;audio-end&quot;&quot;}, &quot;&quot;Question&quot;&quot;, {q: &quot;&quot;&quot;&quot;, as:&quot;; [.M3];&quot;}],&quot;)" office:value-type="string" office:string-value="[&quot;e&quot;, &quot;AudioMessage&quot;, {html: &quot;&lt;center&gt;+&lt;/center&gt;&lt;audio class='audio-message' src='http://deniz.fr/prosody/2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2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3]=&quot;do&quot;;1;0)" office:value-type="float" office:value="1" calcext:value-type="float">
            <text:p>1</text:p>
          </table:table-cell>
          <table:table-cell table:formula="of:=IF([.G3]=&quot;de&quot;;1;0)" office:value-type="float" office:value="0" calcext:value-type="float">
            <text:p>0</text:p>
          </table:table-cell>
          <table:table-cell table:formula="of:=IF([.G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formula="of:=[.C3]" office:value-type="string" office:string-value="II" calcext:value-type="string">
            <text:p>II</text:p>
          </table:table-cell>
          <table:table-cell table:formula="of:=[.D2]+1" office:value-type="float" office:value="2" calcext:value-type="float">
            <text:p>2</text:p>
          </table:table-cell>
          <table:table-cell table:formula="of:=[.D4]+6" office:value-type="float" office:value="8" calcext:value-type="float">
            <text:p>8</text:p>
          </table:table-cell>
          <table:table-cell table:formula="of:=[.F2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mel hanim Asena'nin madalyay\i{} kaybettigini</text:p>
          </table:table-cell>
          <table:table-cell table:style-name="ce1" table:formula="of:=CONCATENATE([.A4];&quot;-&quot;;[.B4];&quot;-&quot;;[.G4];&quot;.wav&quot;)" office:value-type="string" office:string-value="3-e-do.wav" calcext:value-type="string">
            <text:p>3-e-do.wav</text:p>
          </table:table-cell>
          <table:table-cell table:style-name="ce1" table:formula="of:=CONCATENATE(&quot;http://deniz.fr/prosody/&quot;;[.K4])" office:value-type="string" office:string-value="http://deniz.fr/prosody/3-e-do.wav" calcext:value-type="string">
            <text:p>http://deniz.fr/prosody/3-e-do.wav</text:p>
          </table:table-cell>
          <table:table-cell table:style-name="ce2" table:formula="of:=IF([.H4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4];&quot;&quot;&quot;, &quot;&quot;AudioMessage&quot;&quot;, {html: &quot;&quot;&lt;center&gt;+&lt;/center&gt;&lt;audio class='audio-message' src='&quot;;[.L4];&quot;' type='audio/wav' autoplay&gt;&lt;/audio&gt;&quot;&quot;, transfer:&quot;&quot;audio-end&quot;&quot;}, &quot;&quot;Question&quot;&quot;, {q: &quot;&quot;&quot;&quot;, as:&quot;; [.M4];&quot;}],&quot;)" office:value-type="string" office:string-value="[&quot;e&quot;, &quot;AudioMessage&quot;, {html: &quot;&lt;center&gt;+&lt;/center&gt;&lt;audio class='audio-message' src='http://deniz.fr/prosody/3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3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4]=&quot;do&quot;;1;0)" office:value-type="float" office:value="1" calcext:value-type="float">
            <text:p>1</text:p>
          </table:table-cell>
          <table:table-cell table:formula="of:=IF([.G4]=&quot;de&quot;;1;0)" office:value-type="float" office:value="0" calcext:value-type="float">
            <text:p>0</text:p>
          </table:table-cell>
          <table:table-cell table:formula="of:=IF([.G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[.C2]" office:value-type="string" office:string-value="I" calcext:value-type="string">
            <text:p>I</text:p>
          </table:table-cell>
          <table:table-cell table:formula="of:=[.D3]+1" office:value-type="float" office:value="2" calcext:value-type="float">
            <text:p>2</text:p>
          </table:table-cell>
          <table:table-cell table:formula="of:=[.D5]+6" office:value-type="float" office:value="8" calcext:value-type="float">
            <text:p>8</text:p>
          </table:table-cell>
          <table:table-cell table:formula="of:=[.F3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5];&quot;-&quot;;[.B5];&quot;-&quot;;[.G5];&quot;.wav&quot;)" office:value-type="string" office:string-value="4-e-do.wav" calcext:value-type="string">
            <text:p>4-e-do.wav</text:p>
          </table:table-cell>
          <table:table-cell table:style-name="ce1" table:formula="of:=CONCATENATE(&quot;http://deniz.fr/prosody/&quot;;[.K5])" office:value-type="string" office:string-value="http://deniz.fr/prosody/4-e-do.wav" calcext:value-type="string">
            <text:p>http://deniz.fr/prosody/4-e-do.wav</text:p>
          </table:table-cell>
          <table:table-cell table:style-name="ce2" table:formula="of:=IF([.H5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5];&quot;&quot;&quot;, &quot;&quot;AudioMessage&quot;&quot;, {html: &quot;&quot;&lt;center&gt;+&lt;/center&gt;&lt;audio class='audio-message' src='&quot;;[.L5];&quot;' type='audio/wav' autoplay&gt;&lt;/audio&gt;&quot;&quot;, transfer:&quot;&quot;audio-end&quot;&quot;}, &quot;&quot;Question&quot;&quot;, {q: &quot;&quot;&quot;&quot;, as:&quot;; [.M5];&quot;}],&quot;)" office:value-type="string" office:string-value="[&quot;e&quot;, &quot;AudioMessage&quot;, {html: &quot;&lt;center&gt;+&lt;/center&gt;&lt;audio class='audio-message' src='http://deniz.fr/prosody/4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4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5]=&quot;do&quot;;1;0)" office:value-type="float" office:value="1" calcext:value-type="float">
            <text:p>1</text:p>
          </table:table-cell>
          <table:table-cell table:formula="of:=IF([.G5]=&quot;de&quot;;1;0)" office:value-type="float" office:value="0" calcext:value-type="float">
            <text:p>0</text:p>
          </table:table-cell>
          <table:table-cell table:formula="of:=IF([.G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formula="of:=[.C5]" office:value-type="string" office:string-value="I" calcext:value-type="string">
            <text:p>I</text:p>
          </table:table-cell>
          <table:table-cell table:formula="of:=[.D4]+1" office:value-type="float" office:value="3" calcext:value-type="float">
            <text:p>3</text:p>
          </table:table-cell>
          <table:table-cell table:formula="of:=[.D6]+6" office:value-type="float" office:value="9" calcext:value-type="float">
            <text:p>9</text:p>
          </table:table-cell>
          <table:table-cell table:formula="of:=[.F4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Angolali Obama'nin Hawaii'yi begendigini biliyor</text:p>
          </table:table-cell>
          <table:table-cell table:style-name="ce1" table:formula="of:=CONCATENATE([.A6];&quot;-&quot;;[.B6];&quot;-&quot;;[.G6];&quot;.wav&quot;)" office:value-type="string" office:string-value="5-e-do.wav" calcext:value-type="string">
            <text:p>5-e-do.wav</text:p>
          </table:table-cell>
          <table:table-cell table:style-name="ce1" table:formula="of:=CONCATENATE(&quot;http://deniz.fr/prosody/&quot;;[.K6])" office:value-type="string" office:string-value="http://deniz.fr/prosody/5-e-do.wav" calcext:value-type="string">
            <text:p>http://deniz.fr/prosody/5-e-do.wav</text:p>
          </table:table-cell>
          <table:table-cell table:style-name="ce2" table:formula="of:=IF([.H6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6];&quot;&quot;&quot;, &quot;&quot;AudioMessage&quot;&quot;, {html: &quot;&quot;&lt;center&gt;+&lt;/center&gt;&lt;audio class='audio-message' src='&quot;;[.L6];&quot;' type='audio/wav' autoplay&gt;&lt;/audio&gt;&quot;&quot;, transfer:&quot;&quot;audio-end&quot;&quot;}, &quot;&quot;Question&quot;&quot;, {q: &quot;&quot;&quot;&quot;, as:&quot;; [.M6];&quot;}],&quot;)" office:value-type="string" office:string-value="[&quot;e&quot;, &quot;AudioMessage&quot;, {html: &quot;&lt;center&gt;+&lt;/center&gt;&lt;audio class='audio-message' src='http://deniz.fr/prosody/5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5-e-do.wav' type='audio/wav' autoplay&gt;&lt;/audio&gt;", transfer:"audio-end"}, "Question", {q: "", as:["biliyor", "sanıyor"]}],</text:p>
          </table:table-cell>
          <table:table-cell office:value-type="string" calcext:value-type="string">
            <text:p>new</text:p>
          </table:table-cell>
          <table:table-cell table:formula="of:=IF([.G6]=&quot;do&quot;;1;0)" office:value-type="float" office:value="1" calcext:value-type="float">
            <text:p>1</text:p>
          </table:table-cell>
          <table:table-cell table:formula="of:=IF([.G6]=&quot;de&quot;;1;0)" office:value-type="float" office:value="0" calcext:value-type="float">
            <text:p>0</text:p>
          </table:table-cell>
          <table:table-cell table:formula="of:=IF([.G6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formula="of:=[.C4]" office:value-type="string" office:string-value="II" calcext:value-type="string">
            <text:p>II</text:p>
          </table:table-cell>
          <table:table-cell table:formula="of:=[.D5]+1" office:value-type="float" office:value="3" calcext:value-type="float">
            <text:p>3</text:p>
          </table:table-cell>
          <table:table-cell table:formula="of:=[.D7]+6" office:value-type="float" office:value="9" calcext:value-type="float">
            <text:p>9</text:p>
          </table:table-cell>
          <table:table-cell table:formula="of:=[.F5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7];&quot;-&quot;;[.B7];&quot;-&quot;;[.G7];&quot;.wav&quot;)" office:value-type="string" office:string-value="6-e-do.wav" calcext:value-type="string">
            <text:p>6-e-do.wav</text:p>
          </table:table-cell>
          <table:table-cell table:style-name="ce1" table:formula="of:=CONCATENATE(&quot;http://deniz.fr/prosody/&quot;;[.K7])" office:value-type="string" office:string-value="http://deniz.fr/prosody/6-e-do.wav" calcext:value-type="string">
            <text:p>http://deniz.fr/prosody/6-e-do.wav</text:p>
          </table:table-cell>
          <table:table-cell table:style-name="ce2" table:formula="of:=IF([.H7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7];&quot;&quot;&quot;, &quot;&quot;AudioMessage&quot;&quot;, {html: &quot;&quot;&lt;center&gt;+&lt;/center&gt;&lt;audio class='audio-message' src='&quot;;[.L7];&quot;' type='audio/wav' autoplay&gt;&lt;/audio&gt;&quot;&quot;, transfer:&quot;&quot;audio-end&quot;&quot;}, &quot;&quot;Question&quot;&quot;, {q: &quot;&quot;&quot;&quot;, as:&quot;; [.M7];&quot;}],&quot;)" office:value-type="string" office:string-value="[&quot;e&quot;, &quot;AudioMessage&quot;, {html: &quot;&lt;center&gt;+&lt;/center&gt;&lt;audio class='audio-message' src='http://deniz.fr/prosody/6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6-e-do.wav' type='audio/wav' autoplay&gt;&lt;/audio&gt;", transfer:"audio-end"}, "Question", {q: "", as:["biliyor", "sanıyor"]}],</text:p>
          </table:table-cell>
          <table:table-cell office:value-type="string" calcext:value-type="string">
            <text:p>new</text:p>
          </table:table-cell>
          <table:table-cell table:formula="of:=IF([.G7]=&quot;do&quot;;1;0)" office:value-type="float" office:value="1" calcext:value-type="float">
            <text:p>1</text:p>
          </table:table-cell>
          <table:table-cell table:formula="of:=IF([.G7]=&quot;de&quot;;1;0)" office:value-type="float" office:value="0" calcext:value-type="float">
            <text:p>0</text:p>
          </table:table-cell>
          <table:table-cell table:formula="of:=IF([.G7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formula="of:=[.C7]" office:value-type="string" office:string-value="II" calcext:value-type="string">
            <text:p>II</text:p>
          </table:table-cell>
          <table:table-cell table:formula="of:=[.D6]+1" office:value-type="float" office:value="4" calcext:value-type="float">
            <text:p>4</text:p>
          </table:table-cell>
          <table:table-cell table:formula="of:=[.D8]+6" office:value-type="float" office:value="10" calcext:value-type="float">
            <text:p>10</text:p>
          </table:table-cell>
          <table:table-cell table:formula="of:=[.F6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Cezeryeci Mandela'nin balinayi doyurdugunu biliyor</text:p>
          </table:table-cell>
          <table:table-cell table:style-name="ce1" table:formula="of:=CONCATENATE([.A8];&quot;-&quot;;[.B8];&quot;-&quot;;[.G8];&quot;.wav&quot;)" office:value-type="string" office:string-value="7-e-do.wav" calcext:value-type="string">
            <text:p>7-e-do.wav</text:p>
          </table:table-cell>
          <table:table-cell table:style-name="ce1" table:formula="of:=CONCATENATE(&quot;http://deniz.fr/prosody/&quot;;[.K8])" office:value-type="string" office:string-value="http://deniz.fr/prosody/7-e-do.wav" calcext:value-type="string">
            <text:p>http://deniz.fr/prosody/7-e-do.wav</text:p>
          </table:table-cell>
          <table:table-cell table:style-name="ce2" table:formula="of:=IF([.H8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8];&quot;&quot;&quot;, &quot;&quot;AudioMessage&quot;&quot;, {html: &quot;&quot;&lt;center&gt;+&lt;/center&gt;&lt;audio class='audio-message' src='&quot;;[.L8];&quot;' type='audio/wav' autoplay&gt;&lt;/audio&gt;&quot;&quot;, transfer:&quot;&quot;audio-end&quot;&quot;}, &quot;&quot;Question&quot;&quot;, {q: &quot;&quot;&quot;&quot;, as:&quot;; [.M8];&quot;}],&quot;)" office:value-type="string" office:string-value="[&quot;e&quot;, &quot;AudioMessage&quot;, {html: &quot;&lt;center&gt;+&lt;/center&gt;&lt;audio class='audio-message' src='http://deniz.fr/prosody/7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7-e-do.wav' type='audio/wav' autoplay&gt;&lt;/audio&gt;", transfer:"audio-end"}, "Question", {q: "", as:["düşünüyor","hatırlıyor"]}],</text:p>
          </table:table-cell>
          <table:table-cell office:value-type="string" calcext:value-type="string">
            <text:p>new</text:p>
          </table:table-cell>
          <table:table-cell table:formula="of:=IF([.G8]=&quot;do&quot;;1;0)" office:value-type="float" office:value="1" calcext:value-type="float">
            <text:p>1</text:p>
          </table:table-cell>
          <table:table-cell table:formula="of:=IF([.G8]=&quot;de&quot;;1;0)" office:value-type="float" office:value="0" calcext:value-type="float">
            <text:p>0</text:p>
          </table:table-cell>
          <table:table-cell table:formula="of:=IF([.G8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=[.C6]" office:value-type="string" office:string-value="I" calcext:value-type="string">
            <text:p>I</text:p>
          </table:table-cell>
          <table:table-cell table:formula="of:=[.D7]+1" office:value-type="float" office:value="4" calcext:value-type="float">
            <text:p>4</text:p>
          </table:table-cell>
          <table:table-cell table:formula="of:=[.D9]+6" office:value-type="float" office:value="10" calcext:value-type="float">
            <text:p>10</text:p>
          </table:table-cell>
          <table:table-cell table:formula="of:=[.F7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9];&quot;-&quot;;[.B9];&quot;-&quot;;[.G9];&quot;.wav&quot;)" office:value-type="string" office:string-value="8-e-do.wav" calcext:value-type="string">
            <text:p>8-e-do.wav</text:p>
          </table:table-cell>
          <table:table-cell table:style-name="ce1" table:formula="of:=CONCATENATE(&quot;http://deniz.fr/prosody/&quot;;[.K9])" office:value-type="string" office:string-value="http://deniz.fr/prosody/8-e-do.wav" calcext:value-type="string">
            <text:p>http://deniz.fr/prosody/8-e-do.wav</text:p>
          </table:table-cell>
          <table:table-cell table:style-name="ce2" table:formula="of:=IF([.H9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9];&quot;&quot;&quot;, &quot;&quot;AudioMessage&quot;&quot;, {html: &quot;&quot;&lt;center&gt;+&lt;/center&gt;&lt;audio class='audio-message' src='&quot;;[.L9];&quot;' type='audio/wav' autoplay&gt;&lt;/audio&gt;&quot;&quot;, transfer:&quot;&quot;audio-end&quot;&quot;}, &quot;&quot;Question&quot;&quot;, {q: &quot;&quot;&quot;&quot;, as:&quot;; [.M9];&quot;}],&quot;)" office:value-type="string" office:string-value="[&quot;e&quot;, &quot;AudioMessage&quot;, {html: &quot;&lt;center&gt;+&lt;/center&gt;&lt;audio class='audio-message' src='http://deniz.fr/prosody/8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8-e-do.wav' type='audio/wav' autoplay&gt;&lt;/audio&gt;", transfer:"audio-end"}, "Question", {q: "", as:["düşünüyor","hatırlıyor"]}],</text:p>
          </table:table-cell>
          <table:table-cell office:value-type="string" calcext:value-type="string">
            <text:p>new</text:p>
          </table:table-cell>
          <table:table-cell table:formula="of:=IF([.G9]=&quot;do&quot;;1;0)" office:value-type="float" office:value="1" calcext:value-type="float">
            <text:p>1</text:p>
          </table:table-cell>
          <table:table-cell table:formula="of:=IF([.G9]=&quot;de&quot;;1;0)" office:value-type="float" office:value="0" calcext:value-type="float">
            <text:p>0</text:p>
          </table:table-cell>
          <table:table-cell table:formula="of:=IF([.G9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table:formula="of:=[.C9]" office:value-type="string" office:string-value="I" calcext:value-type="string">
            <text:p>I</text:p>
          </table:table-cell>
          <table:table-cell table:formula="of:=[.D8]+1" office:value-type="float" office:value="5" calcext:value-type="float">
            <text:p>5</text:p>
          </table:table-cell>
          <table:table-cell table:formula="of:=[.D10]+6" office:value-type="float" office:value="11" calcext:value-type="float">
            <text:p>11</text:p>
          </table:table-cell>
          <table:table-cell table:formula="of:=[.F8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Caner abi Dilara'nin Liberya'yi gezdirdigini biliyor</text:p>
          </table:table-cell>
          <table:table-cell table:style-name="ce1" table:formula="of:=CONCATENATE([.A10];&quot;-&quot;;[.B10];&quot;-&quot;;[.G10];&quot;.wav&quot;)" office:value-type="string" office:string-value="9-e-do.wav" calcext:value-type="string">
            <text:p>9-e-do.wav</text:p>
          </table:table-cell>
          <table:table-cell table:style-name="ce1" table:formula="of:=CONCATENATE(&quot;http://deniz.fr/prosody/&quot;;[.K10])" office:value-type="string" office:string-value="http://deniz.fr/prosody/9-e-do.wav" calcext:value-type="string">
            <text:p>http://deniz.fr/prosody/9-e-do.wav</text:p>
          </table:table-cell>
          <table:table-cell table:style-name="ce2" table:formula="of:=IF([.H10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0];&quot;&quot;&quot;, &quot;&quot;AudioMessage&quot;&quot;, {html: &quot;&quot;&lt;center&gt;+&lt;/center&gt;&lt;audio class='audio-message' src='&quot;;[.L10];&quot;' type='audio/wav' autoplay&gt;&lt;/audio&gt;&quot;&quot;, transfer:&quot;&quot;audio-end&quot;&quot;}, &quot;&quot;Question&quot;&quot;, {q: &quot;&quot;&quot;&quot;, as:&quot;; [.M10];&quot;}],&quot;)" office:value-type="string" office:string-value="[&quot;e&quot;, &quot;AudioMessage&quot;, {html: &quot;&lt;center&gt;+&lt;/center&gt;&lt;audio class='audio-message' src='http://deniz.fr/prosody/9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9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10]=&quot;do&quot;;1;0)" office:value-type="float" office:value="1" calcext:value-type="float">
            <text:p>1</text:p>
          </table:table-cell>
          <table:table-cell table:formula="of:=IF([.G10]=&quot;de&quot;;1;0)" office:value-type="float" office:value="0" calcext:value-type="float">
            <text:p>0</text:p>
          </table:table-cell>
          <table:table-cell table:formula="of:=IF([.G1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[.C8]" office:value-type="string" office:string-value="II" calcext:value-type="string">
            <text:p>II</text:p>
          </table:table-cell>
          <table:table-cell table:formula="of:=[.D9]+1" office:value-type="float" office:value="5" calcext:value-type="float">
            <text:p>5</text:p>
          </table:table-cell>
          <table:table-cell table:formula="of:=[.D11]+6" office:value-type="float" office:value="11" calcext:value-type="float">
            <text:p>11</text:p>
          </table:table-cell>
          <table:table-cell table:formula="of:=[.F9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11];&quot;-&quot;;[.B11];&quot;-&quot;;[.G11];&quot;.wav&quot;)" office:value-type="string" office:string-value="10-e-do.wav" calcext:value-type="string">
            <text:p>10-e-do.wav</text:p>
          </table:table-cell>
          <table:table-cell table:style-name="ce1" table:formula="of:=CONCATENATE(&quot;http://deniz.fr/prosody/&quot;;[.K11])" office:value-type="string" office:string-value="http://deniz.fr/prosody/10-e-do.wav" calcext:value-type="string">
            <text:p>http://deniz.fr/prosody/10-e-do.wav</text:p>
          </table:table-cell>
          <table:table-cell table:style-name="ce2" table:formula="of:=IF([.H11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1];&quot;&quot;&quot;, &quot;&quot;AudioMessage&quot;&quot;, {html: &quot;&quot;&lt;center&gt;+&lt;/center&gt;&lt;audio class='audio-message' src='&quot;;[.L11];&quot;' type='audio/wav' autoplay&gt;&lt;/audio&gt;&quot;&quot;, transfer:&quot;&quot;audio-end&quot;&quot;}, &quot;&quot;Question&quot;&quot;, {q: &quot;&quot;&quot;&quot;, as:&quot;; [.M11];&quot;}],&quot;)" office:value-type="string" office:string-value="[&quot;e&quot;, &quot;AudioMessage&quot;, {html: &quot;&lt;center&gt;+&lt;/center&gt;&lt;audio class='audio-message' src='http://deniz.fr/prosody/10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0-e-do.wav' type='audio/wav' autoplay&gt;&lt;/audio&gt;", transfer:"audio-end"}, "Question", {q: "", as:["sanıyor", "biliyor"]}],</text:p>
          </table:table-cell>
          <table:table-cell office:value-type="string" calcext:value-type="string">
            <text:p>new</text:p>
          </table:table-cell>
          <table:table-cell table:formula="of:=IF([.G11]=&quot;do&quot;;1;0)" office:value-type="float" office:value="1" calcext:value-type="float">
            <text:p>1</text:p>
          </table:table-cell>
          <table:table-cell table:formula="of:=IF([.G11]=&quot;de&quot;;1;0)" office:value-type="float" office:value="0" calcext:value-type="float">
            <text:p>0</text:p>
          </table:table-cell>
          <table:table-cell table:formula="of:=IF([.G1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table:formula="of:=[.C11]" office:value-type="string" office:string-value="II" calcext:value-type="string">
            <text:p>II</text:p>
          </table:table-cell>
          <table:table-cell table:formula="of:=[.D10]+1" office:value-type="float" office:value="6" calcext:value-type="float">
            <text:p>6</text:p>
          </table:table-cell>
          <table:table-cell table:formula="of:=[.D12]+6" office:value-type="float" office:value="12" calcext:value-type="float">
            <text:p>12</text:p>
          </table:table-cell>
          <table:table-cell table:formula="of:=[.F10]" office:value-type="string" office:string-value="A" calcext:value-type="string">
            <text:p>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table:style-name="ce1" office:value-type="string" calcext:value-type="string">
            <text:p>Ebru Yenge Harun Bey'in Burundi'yi ozledigini biliyor</text:p>
          </table:table-cell>
          <table:table-cell table:style-name="ce1" table:formula="of:=CONCATENATE([.A12];&quot;-&quot;;[.B12];&quot;-&quot;;[.G12];&quot;.wav&quot;)" office:value-type="string" office:string-value="11-e-do.wav" calcext:value-type="string">
            <text:p>11-e-do.wav</text:p>
          </table:table-cell>
          <table:table-cell table:style-name="ce1" table:formula="of:=CONCATENATE(&quot;http://deniz.fr/prosody/&quot;;[.K12])" office:value-type="string" office:string-value="http://deniz.fr/prosody/11-e-do.wav" calcext:value-type="string">
            <text:p>http://deniz.fr/prosody/11-e-do.wav</text:p>
          </table:table-cell>
          <table:table-cell table:style-name="ce2" table:formula="of:=IF([.H12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12];&quot;&quot;&quot;, &quot;&quot;AudioMessage&quot;&quot;, {html: &quot;&quot;&lt;center&gt;+&lt;/center&gt;&lt;audio class='audio-message' src='&quot;;[.L12];&quot;' type='audio/wav' autoplay&gt;&lt;/audio&gt;&quot;&quot;, transfer:&quot;&quot;audio-end&quot;&quot;}, &quot;&quot;Question&quot;&quot;, {q: &quot;&quot;&quot;&quot;, as:&quot;; [.M12];&quot;}],&quot;)" office:value-type="string" office:string-value="[&quot;e&quot;, &quot;AudioMessage&quot;, {html: &quot;&lt;center&gt;+&lt;/center&gt;&lt;audio class='audio-message' src='http://deniz.fr/prosody/11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1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12]=&quot;do&quot;;1;0)" office:value-type="float" office:value="1" calcext:value-type="float">
            <text:p>1</text:p>
          </table:table-cell>
          <table:table-cell table:formula="of:=IF([.G12]=&quot;de&quot;;1;0)" office:value-type="float" office:value="0" calcext:value-type="float">
            <text:p>0</text:p>
          </table:table-cell>
          <table:table-cell table:formula="of:=IF([.G1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table:formula="of:=[.C10]" office:value-type="string" office:string-value="I" calcext:value-type="string">
            <text:p>I</text:p>
          </table:table-cell>
          <table:table-cell table:formula="of:=[.D11]+1" office:value-type="float" office:value="6" calcext:value-type="float">
            <text:p>6</text:p>
          </table:table-cell>
          <table:table-cell table:formula="of:=[.D13]+6" office:value-type="float" office:value="12" calcext:value-type="float">
            <text:p>12</text:p>
          </table:table-cell>
          <table:table-cell table:formula="of:=[.F11]" office:value-type="string" office:string-value="B" calcext:value-type="string">
            <text:p>B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13];&quot;-&quot;;[.B13];&quot;-&quot;;[.G13];&quot;.wav&quot;)" office:value-type="string" office:string-value="12-e-do.wav" calcext:value-type="string">
            <text:p>12-e-do.wav</text:p>
          </table:table-cell>
          <table:table-cell table:style-name="ce1" table:formula="of:=CONCATENATE(&quot;http://deniz.fr/prosody/&quot;;[.K13])" office:value-type="string" office:string-value="http://deniz.fr/prosody/12-e-do.wav" calcext:value-type="string">
            <text:p>http://deniz.fr/prosody/12-e-do.wav</text:p>
          </table:table-cell>
          <table:table-cell table:style-name="ce2" table:formula="of:=IF([.H13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13];&quot;&quot;&quot;, &quot;&quot;AudioMessage&quot;&quot;, {html: &quot;&quot;&lt;center&gt;+&lt;/center&gt;&lt;audio class='audio-message' src='&quot;;[.L13];&quot;' type='audio/wav' autoplay&gt;&lt;/audio&gt;&quot;&quot;, transfer:&quot;&quot;audio-end&quot;&quot;}, &quot;&quot;Question&quot;&quot;, {q: &quot;&quot;&quot;&quot;, as:&quot;; [.M13];&quot;}],&quot;)" office:value-type="string" office:string-value="[&quot;e&quot;, &quot;AudioMessage&quot;, {html: &quot;&lt;center&gt;+&lt;/center&gt;&lt;audio class='audio-message' src='http://deniz.fr/prosody/12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2-e-do.wav' type='audio/wav' autoplay&gt;&lt;/audio&gt;", transfer:"audio-end"}, "Question", {q: "", as:["hatırlıyor","düşünüyor"]}],</text:p>
          </table:table-cell>
          <table:table-cell office:value-type="string" calcext:value-type="string">
            <text:p>new</text:p>
          </table:table-cell>
          <table:table-cell table:formula="of:=IF([.G13]=&quot;do&quot;;1;0)" office:value-type="float" office:value="1" calcext:value-type="float">
            <text:p>1</text:p>
          </table:table-cell>
          <table:table-cell table:formula="of:=IF([.G13]=&quot;de&quot;;1;0)" office:value-type="float" office:value="0" calcext:value-type="float">
            <text:p>0</text:p>
          </table:table-cell>
          <table:table-cell table:formula="of:=IF([.G1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table:formula="of:=[.C13]" office:value-type="string" office:string-value="I" calcext:value-type="string">
            <text:p>I</text:p>
          </table:table-cell>
          <table:table-cell table:formula="of:=[.D12]+1" office:value-type="float" office:value="7" calcext:value-type="float">
            <text:p>7</text:p>
          </table:table-cell>
          <table:table-cell table:formula="of:=[.D14]+6" office:value-type="float" office:value="13" calcext:value-type="float">
            <text:p>13</text:p>
          </table:table-cell>
          <table:table-cell table:formula="of:=[.F12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G\"oremeli Manolya'n\i{}n barbunyay\i{} denedi\v{g}ini biliyor</text:p>
          </table:table-cell>
          <table:table-cell table:style-name="ce1" table:formula="of:=CONCATENATE([.A14];&quot;-&quot;;[.B14];&quot;-&quot;;[.G14];&quot;.wav&quot;)" office:value-type="string" office:string-value="13-e-ikb.wav" calcext:value-type="string">
            <text:p>13-e-ikb.wav</text:p>
          </table:table-cell>
          <table:table-cell table:style-name="ce1" table:formula="of:=CONCATENATE(&quot;http://deniz.fr/prosody/&quot;;[.K14])" office:value-type="string" office:string-value="http://deniz.fr/prosody/13-e-ikb.wav" calcext:value-type="string">
            <text:p>http://deniz.fr/prosody/13-e-ikb.wav</text:p>
          </table:table-cell>
          <table:table-cell table:style-name="ce2" table:formula="of:=IF([.H14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14];&quot;&quot;&quot;, &quot;&quot;AudioMessage&quot;&quot;, {html: &quot;&quot;&lt;center&gt;+&lt;/center&gt;&lt;audio class='audio-message' src='&quot;;[.L14];&quot;' type='audio/wav' autoplay&gt;&lt;/audio&gt;&quot;&quot;, transfer:&quot;&quot;audio-end&quot;&quot;}, &quot;&quot;Question&quot;&quot;, {q: &quot;&quot;&quot;&quot;, as:&quot;; [.M14];&quot;}],&quot;)" office:value-type="string" office:string-value="[&quot;e&quot;, &quot;AudioMessage&quot;, {html: &quot;&lt;center&gt;+&lt;/center&gt;&lt;audio class='audio-message' src='http://deniz.fr/prosody/13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3-e-ikb.wav' type='audio/wav' autoplay&gt;&lt;/audio&gt;", transfer:"audio-end"}, "Question", {q: "", as:["biliyor", "sanıyor"]}],</text:p>
          </table:table-cell>
          <table:table-cell office:value-type="string" calcext:value-type="string">
            <text:p>focus-and-ECs-4-mv</text:p>
          </table:table-cell>
          <table:table-cell table:formula="of:=IF([.G14]=&quot;do&quot;;1;0)" office:value-type="float" office:value="0" calcext:value-type="float">
            <text:p>0</text:p>
          </table:table-cell>
          <table:table-cell table:formula="of:=IF([.G14]=&quot;de&quot;;1;0)" office:value-type="float" office:value="0" calcext:value-type="float">
            <text:p>0</text:p>
          </table:table-cell>
          <table:table-cell table:formula="of:=IF([.G14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formula="of:=[.C12]" office:value-type="string" office:string-value="II" calcext:value-type="string">
            <text:p>II</text:p>
          </table:table-cell>
          <table:table-cell table:formula="of:=[.D13]+1" office:value-type="float" office:value="7" calcext:value-type="float">
            <text:p>7</text:p>
          </table:table-cell>
          <table:table-cell table:formula="of:=[.D15]+6" office:value-type="float" office:value="13" calcext:value-type="float">
            <text:p>13</text:p>
          </table:table-cell>
          <table:table-cell table:formula="of:=[.F13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5];&quot;-&quot;;[.B15];&quot;-&quot;;[.G15];&quot;.wav&quot;)" office:value-type="string" office:string-value="14-e-ikb.wav" calcext:value-type="string">
            <text:p>14-e-ikb.wav</text:p>
          </table:table-cell>
          <table:table-cell table:style-name="ce1" table:formula="of:=CONCATENATE(&quot;http://deniz.fr/prosody/&quot;;[.K15])" office:value-type="string" office:string-value="http://deniz.fr/prosody/14-e-ikb.wav" calcext:value-type="string">
            <text:p>http://deniz.fr/prosody/14-e-ikb.wav</text:p>
          </table:table-cell>
          <table:table-cell table:style-name="ce2" table:formula="of:=IF([.H15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15];&quot;&quot;&quot;, &quot;&quot;AudioMessage&quot;&quot;, {html: &quot;&quot;&lt;center&gt;+&lt;/center&gt;&lt;audio class='audio-message' src='&quot;;[.L15];&quot;' type='audio/wav' autoplay&gt;&lt;/audio&gt;&quot;&quot;, transfer:&quot;&quot;audio-end&quot;&quot;}, &quot;&quot;Question&quot;&quot;, {q: &quot;&quot;&quot;&quot;, as:&quot;; [.M15];&quot;}],&quot;)" office:value-type="string" office:string-value="[&quot;e&quot;, &quot;AudioMessage&quot;, {html: &quot;&lt;center&gt;+&lt;/center&gt;&lt;audio class='audio-message' src='http://deniz.fr/prosody/14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4-e-ikb.wav' type='audio/wav' autoplay&gt;&lt;/audio&gt;", transfer:"audio-end"}, "Question", {q: "", as:["biliyor", "sanıyor"]}],</text:p>
          </table:table-cell>
          <table:table-cell office:value-type="string" calcext:value-type="string">
            <text:p>focus-and-ECs-4-ev</text:p>
          </table:table-cell>
          <table:table-cell table:formula="of:=IF([.G15]=&quot;do&quot;;1;0)" office:value-type="float" office:value="0" calcext:value-type="float">
            <text:p>0</text:p>
          </table:table-cell>
          <table:table-cell table:formula="of:=IF([.G15]=&quot;de&quot;;1;0)" office:value-type="float" office:value="0" calcext:value-type="float">
            <text:p>0</text:p>
          </table:table-cell>
          <table:table-cell table:formula="of:=IF([.G15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formula="of:=[.C15]" office:value-type="string" office:string-value="II" calcext:value-type="string">
            <text:p>II</text:p>
          </table:table-cell>
          <table:table-cell table:formula="of:=[.D14]+1" office:value-type="float" office:value="8" calcext:value-type="float">
            <text:p>8</text:p>
          </table:table-cell>
          <table:table-cell table:formula="of:=[.D16]+6" office:value-type="float" office:value="14" calcext:value-type="float">
            <text:p>14</text:p>
          </table:table-cell>
          <table:table-cell table:formula="of:=[.F14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erna han\i{}m Veli Bey'in nargileyi doldurdu\v{g}unu biliyor</text:p>
          </table:table-cell>
          <table:table-cell table:style-name="ce1" table:formula="of:=CONCATENATE([.A16];&quot;-&quot;;[.B16];&quot;-&quot;;[.G16];&quot;.wav&quot;)" office:value-type="string" office:string-value="15-e-ikb.wav" calcext:value-type="string">
            <text:p>15-e-ikb.wav</text:p>
          </table:table-cell>
          <table:table-cell table:style-name="ce1" table:formula="of:=CONCATENATE(&quot;http://deniz.fr/prosody/&quot;;[.K16])" office:value-type="string" office:string-value="http://deniz.fr/prosody/15-e-ikb.wav" calcext:value-type="string">
            <text:p>http://deniz.fr/prosody/15-e-ikb.wav</text:p>
          </table:table-cell>
          <table:table-cell table:style-name="ce2" table:formula="of:=IF([.H16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16];&quot;&quot;&quot;, &quot;&quot;AudioMessage&quot;&quot;, {html: &quot;&quot;&lt;center&gt;+&lt;/center&gt;&lt;audio class='audio-message' src='&quot;;[.L16];&quot;' type='audio/wav' autoplay&gt;&lt;/audio&gt;&quot;&quot;, transfer:&quot;&quot;audio-end&quot;&quot;}, &quot;&quot;Question&quot;&quot;, {q: &quot;&quot;&quot;&quot;, as:&quot;; [.M16];&quot;}],&quot;)" office:value-type="string" office:string-value="[&quot;e&quot;, &quot;AudioMessage&quot;, {html: &quot;&lt;center&gt;+&lt;/center&gt;&lt;audio class='audio-message' src='http://deniz.fr/prosody/15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5-e-ikb.wav' type='audio/wav' autoplay&gt;&lt;/audio&gt;", transfer:"audio-end"}, "Question", {q: "", as:["düşünüyor","hatırlıyor"]}],</text:p>
          </table:table-cell>
          <table:table-cell office:value-type="string" calcext:value-type="string">
            <text:p>focus-and-ECs-2-mv</text:p>
          </table:table-cell>
          <table:table-cell table:formula="of:=IF([.G16]=&quot;do&quot;;1;0)" office:value-type="float" office:value="0" calcext:value-type="float">
            <text:p>0</text:p>
          </table:table-cell>
          <table:table-cell table:formula="of:=IF([.G16]=&quot;de&quot;;1;0)" office:value-type="float" office:value="0" calcext:value-type="float">
            <text:p>0</text:p>
          </table:table-cell>
          <table:table-cell table:formula="of:=IF([.G16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[.C14]" office:value-type="string" office:string-value="I" calcext:value-type="string">
            <text:p>I</text:p>
          </table:table-cell>
          <table:table-cell table:formula="of:=[.D15]+1" office:value-type="float" office:value="8" calcext:value-type="float">
            <text:p>8</text:p>
          </table:table-cell>
          <table:table-cell table:formula="of:=[.D17]+6" office:value-type="float" office:value="14" calcext:value-type="float">
            <text:p>14</text:p>
          </table:table-cell>
          <table:table-cell table:formula="of:=[.F15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7];&quot;-&quot;;[.B17];&quot;-&quot;;[.G17];&quot;.wav&quot;)" office:value-type="string" office:string-value="16-e-ikb.wav" calcext:value-type="string">
            <text:p>16-e-ikb.wav</text:p>
          </table:table-cell>
          <table:table-cell table:style-name="ce1" table:formula="of:=CONCATENATE(&quot;http://deniz.fr/prosody/&quot;;[.K17])" office:value-type="string" office:string-value="http://deniz.fr/prosody/16-e-ikb.wav" calcext:value-type="string">
            <text:p>http://deniz.fr/prosody/16-e-ikb.wav</text:p>
          </table:table-cell>
          <table:table-cell table:style-name="ce2" table:formula="of:=IF([.H17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17];&quot;&quot;&quot;, &quot;&quot;AudioMessage&quot;&quot;, {html: &quot;&quot;&lt;center&gt;+&lt;/center&gt;&lt;audio class='audio-message' src='&quot;;[.L17];&quot;' type='audio/wav' autoplay&gt;&lt;/audio&gt;&quot;&quot;, transfer:&quot;&quot;audio-end&quot;&quot;}, &quot;&quot;Question&quot;&quot;, {q: &quot;&quot;&quot;&quot;, as:&quot;; [.M17];&quot;}],&quot;)" office:value-type="string" office:string-value="[&quot;e&quot;, &quot;AudioMessage&quot;, {html: &quot;&lt;center&gt;+&lt;/center&gt;&lt;audio class='audio-message' src='http://deniz.fr/prosody/16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6-e-ikb.wav' type='audio/wav' autoplay&gt;&lt;/audio&gt;", transfer:"audio-end"}, "Question", {q: "", as:["düşünüyor","hatırlıyor"]}],</text:p>
          </table:table-cell>
          <table:table-cell office:value-type="string" calcext:value-type="string">
            <text:p>focus-and-ECs-2-ev</text:p>
          </table:table-cell>
          <table:table-cell table:formula="of:=IF([.G17]=&quot;do&quot;;1;0)" office:value-type="float" office:value="0" calcext:value-type="float">
            <text:p>0</text:p>
          </table:table-cell>
          <table:table-cell table:formula="of:=IF([.G17]=&quot;de&quot;;1;0)" office:value-type="float" office:value="0" calcext:value-type="float">
            <text:p>0</text:p>
          </table:table-cell>
          <table:table-cell table:formula="of:=IF([.G17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table:formula="of:=[.C17]" office:value-type="string" office:string-value="I" calcext:value-type="string">
            <text:p>I</text:p>
          </table:table-cell>
          <table:table-cell table:formula="of:=[.D16]+1" office:value-type="float" office:value="9" calcext:value-type="float">
            <text:p>9</text:p>
          </table:table-cell>
          <table:table-cell table:formula="of:=[.D18]+6" office:value-type="float" office:value="15" calcext:value-type="float">
            <text:p>15</text:p>
          </table:table-cell>
          <table:table-cell table:formula="of:=[.F16]" office:value-type="string" office:string-value="A" calcext:value-type="string">
            <text:p>A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ezayirli Memoli'nin gazinoyu boyad\i{}\v{g}\i{}n\i{} biliyor</text:p>
          </table:table-cell>
          <table:table-cell table:style-name="ce1" table:formula="of:=CONCATENATE([.A18];&quot;-&quot;;[.B18];&quot;-&quot;;[.G18];&quot;.wav&quot;)" office:value-type="string" office:string-value="17-e-ikb.wav" calcext:value-type="string">
            <text:p>17-e-ikb.wav</text:p>
          </table:table-cell>
          <table:table-cell table:style-name="ce1" table:formula="of:=CONCATENATE(&quot;http://deniz.fr/prosody/&quot;;[.K18])" office:value-type="string" office:string-value="http://deniz.fr/prosody/17-e-ikb.wav" calcext:value-type="string">
            <text:p>http://deniz.fr/prosody/17-e-ikb.wav</text:p>
          </table:table-cell>
          <table:table-cell table:style-name="ce2" table:formula="of:=IF([.H18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8];&quot;&quot;&quot;, &quot;&quot;AudioMessage&quot;&quot;, {html: &quot;&quot;&lt;center&gt;+&lt;/center&gt;&lt;audio class='audio-message' src='&quot;;[.L18];&quot;' type='audio/wav' autoplay&gt;&lt;/audio&gt;&quot;&quot;, transfer:&quot;&quot;audio-end&quot;&quot;}, &quot;&quot;Question&quot;&quot;, {q: &quot;&quot;&quot;&quot;, as:&quot;; [.M18];&quot;}],&quot;)" office:value-type="string" office:string-value="[&quot;e&quot;, &quot;AudioMessage&quot;, {html: &quot;&lt;center&gt;+&lt;/center&gt;&lt;audio class='audio-message' src='http://deniz.fr/prosody/17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7-e-ikb.wav' type='audio/wav' autoplay&gt;&lt;/audio&gt;", transfer:"audio-end"}, "Question", {q: "", as:["sanıyor", "biliyor"]}],</text:p>
          </table:table-cell>
          <table:table-cell office:value-type="string" calcext:value-type="string">
            <text:p>focus-and-ECs-3-mv</text:p>
          </table:table-cell>
          <table:table-cell table:formula="of:=IF([.G18]=&quot;do&quot;;1;0)" office:value-type="float" office:value="0" calcext:value-type="float">
            <text:p>0</text:p>
          </table:table-cell>
          <table:table-cell table:formula="of:=IF([.G18]=&quot;de&quot;;1;0)" office:value-type="float" office:value="0" calcext:value-type="float">
            <text:p>0</text:p>
          </table:table-cell>
          <table:table-cell table:formula="of:=IF([.G18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table:formula="of:=[.C16]" office:value-type="string" office:string-value="II" calcext:value-type="string">
            <text:p>II</text:p>
          </table:table-cell>
          <table:table-cell table:formula="of:=[.D17]+1" office:value-type="float" office:value="9" calcext:value-type="float">
            <text:p>9</text:p>
          </table:table-cell>
          <table:table-cell table:formula="of:=[.D19]+6" office:value-type="float" office:value="15" calcext:value-type="float">
            <text:p>15</text:p>
          </table:table-cell>
          <table:table-cell table:formula="of:=[.F17]" office:value-type="string" office:string-value="B" calcext:value-type="string">
            <text:p>B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19];&quot;-&quot;;[.B19];&quot;-&quot;;[.G19];&quot;.wav&quot;)" office:value-type="string" office:string-value="18-e-ikb.wav" calcext:value-type="string">
            <text:p>18-e-ikb.wav</text:p>
          </table:table-cell>
          <table:table-cell table:style-name="ce1" table:formula="of:=CONCATENATE(&quot;http://deniz.fr/prosody/&quot;;[.K19])" office:value-type="string" office:string-value="http://deniz.fr/prosody/18-e-ikb.wav" calcext:value-type="string">
            <text:p>http://deniz.fr/prosody/18-e-ikb.wav</text:p>
          </table:table-cell>
          <table:table-cell table:style-name="ce2" table:formula="of:=IF([.H19]=&quot;sb&quot;;&quot;[&quot;&quot;sanıyor&quot;&quot;, &quot;&quot;biliyor&quot;&quot;]&quot;; &quot;[&quot;&quot;hatırlıyor&quot;&quot;,&quot;&quot;düşünüyor&quot;&quot;]&quot;)" office:value-type="string" office:string-value="[&quot;sanıyor&quot;, &quot;biliyor&quot;]" calcext:value-type="string">
            <text:p>["sanıyor", "biliyor"]</text:p>
          </table:table-cell>
          <table:table-cell table:style-name="ce2" table:formula="of:=CONCATENATE(&quot;[&quot;&quot;&quot;;[.B19];&quot;&quot;&quot;, &quot;&quot;AudioMessage&quot;&quot;, {html: &quot;&quot;&lt;center&gt;+&lt;/center&gt;&lt;audio class='audio-message' src='&quot;;[.L19];&quot;' type='audio/wav' autoplay&gt;&lt;/audio&gt;&quot;&quot;, transfer:&quot;&quot;audio-end&quot;&quot;}, &quot;&quot;Question&quot;&quot;, {q: &quot;&quot;&quot;&quot;, as:&quot;; [.M19];&quot;}],&quot;)" office:value-type="string" office:string-value="[&quot;e&quot;, &quot;AudioMessage&quot;, {html: &quot;&lt;center&gt;+&lt;/center&gt;&lt;audio class='audio-message' src='http://deniz.fr/prosody/18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8-e-ikb.wav' type='audio/wav' autoplay&gt;&lt;/audio&gt;", transfer:"audio-end"}, "Question", {q: "", as:["sanıyor", "biliyor"]}],</text:p>
          </table:table-cell>
          <table:table-cell office:value-type="string" calcext:value-type="string">
            <text:p>focus-and-ECs-3-ev</text:p>
          </table:table-cell>
          <table:table-cell table:formula="of:=IF([.G19]=&quot;do&quot;;1;0)" office:value-type="float" office:value="0" calcext:value-type="float">
            <text:p>0</text:p>
          </table:table-cell>
          <table:table-cell table:formula="of:=IF([.G19]=&quot;de&quot;;1;0)" office:value-type="float" office:value="0" calcext:value-type="float">
            <text:p>0</text:p>
          </table:table-cell>
          <table:table-cell table:formula="of:=IF([.G19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table:formula="of:=[.C19]" office:value-type="string" office:string-value="II" calcext:value-type="string">
            <text:p>II</text:p>
          </table:table-cell>
          <table:table-cell table:formula="of:=[.D18]+1" office:value-type="float" office:value="10" calcext:value-type="float">
            <text:p>10</text:p>
          </table:table-cell>
          <table:table-cell table:formula="of:=[.D20]+6" office:value-type="float" office:value="16" calcext:value-type="float">
            <text:p>16</text:p>
          </table:table-cell>
          <table:table-cell table:formula="of:=[.F18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Limonlulular Memoli'nin marinay\i{} arad\i\v{g}\i{}n\i{} biliyor galiba.</text:p>
          </table:table-cell>
          <table:table-cell table:style-name="ce1" table:formula="of:=CONCATENATE([.A20];&quot;-&quot;;[.B20];&quot;-&quot;;[.G20];&quot;.wav&quot;)" office:value-type="string" office:string-value="19-e-de.wav" calcext:value-type="string">
            <text:p>19-e-de.wav</text:p>
          </table:table-cell>
          <table:table-cell table:style-name="ce1" table:formula="of:=CONCATENATE(&quot;http://deniz.fr/prosody/&quot;;[.K20])" office:value-type="string" office:string-value="http://deniz.fr/prosody/19-e-de.wav" calcext:value-type="string">
            <text:p>http://deniz.fr/prosody/19-e-de.wav</text:p>
          </table:table-cell>
          <table:table-cell table:style-name="ce2" table:formula="of:=IF([.H20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20];&quot;&quot;&quot;, &quot;&quot;AudioMessage&quot;&quot;, {html: &quot;&quot;&lt;center&gt;+&lt;/center&gt;&lt;audio class='audio-message' src='&quot;;[.L20];&quot;' type='audio/wav' autoplay&gt;&lt;/audio&gt;&quot;&quot;, transfer:&quot;&quot;audio-end&quot;&quot;}, &quot;&quot;Question&quot;&quot;, {q: &quot;&quot;&quot;&quot;, as:&quot;; [.M20];&quot;}],&quot;)" office:value-type="string" office:string-value="[&quot;e&quot;, &quot;AudioMessage&quot;, {html: &quot;&lt;center&gt;+&lt;/center&gt;&lt;audio class='audio-message' src='http://deniz.fr/prosody/19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9-e-de.wav' type='audio/wav' autoplay&gt;&lt;/audio&gt;", transfer:"audio-end"}, "Question", {q: "", as:["hatırlıyor","düşünüyor"]}],</text:p>
          </table:table-cell>
          <table:table-cell office:value-type="string" calcext:value-type="string">
            <text:p>pragmatics-1-assert</text:p>
          </table:table-cell>
          <table:table-cell table:formula="of:=IF([.G20]=&quot;do&quot;;1;0)" office:value-type="float" office:value="0" calcext:value-type="float">
            <text:p>0</text:p>
          </table:table-cell>
          <table:table-cell table:formula="of:=IF([.G20]=&quot;de&quot;;1;0)" office:value-type="float" office:value="1" calcext:value-type="float">
            <text:p>1</text:p>
          </table:table-cell>
          <table:table-cell table:formula="of:=IF([.G2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formula="of:=[.C18]" office:value-type="string" office:string-value="I" calcext:value-type="string">
            <text:p>I</text:p>
          </table:table-cell>
          <table:table-cell table:formula="of:=[.D19]+1" office:value-type="float" office:value="10" calcext:value-type="float">
            <text:p>10</text:p>
          </table:table-cell>
          <table:table-cell table:formula="of:=[.D21]+6" office:value-type="float" office:value="16" calcext:value-type="float">
            <text:p>16</text:p>
          </table:table-cell>
          <table:table-cell table:formula="of:=[.F19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1];&quot;-&quot;;[.B21];&quot;-&quot;;[.G21];&quot;.wav&quot;)" office:value-type="string" office:string-value="20-e-de.wav" calcext:value-type="string">
            <text:p>20-e-de.wav</text:p>
          </table:table-cell>
          <table:table-cell table:style-name="ce1" table:formula="of:=CONCATENATE(&quot;http://deniz.fr/prosody/&quot;;[.K21])" office:value-type="string" office:string-value="http://deniz.fr/prosody/20-e-de.wav" calcext:value-type="string">
            <text:p>http://deniz.fr/prosody/20-e-de.wav</text:p>
          </table:table-cell>
          <table:table-cell table:style-name="ce2" table:formula="of:=IF([.H21]=&quot;sb&quot;;&quot;[&quot;&quot;sanıyor&quot;&quot;, &quot;&quot;biliyor&quot;&quot;]&quot;; &quot;[&quot;&quot;hatırlıyor&quot;&quot;,&quot;&quot;düşünüyor&quot;&quot;]&quot;)" office:value-type="string" office:string-value="[&quot;hatırlıyor&quot;,&quot;düşünüyor&quot;]" calcext:value-type="string">
            <text:p>["hatırlıyor","düşünüyor"]</text:p>
          </table:table-cell>
          <table:table-cell table:style-name="ce2" table:formula="of:=CONCATENATE(&quot;[&quot;&quot;&quot;;[.B21];&quot;&quot;&quot;, &quot;&quot;AudioMessage&quot;&quot;, {html: &quot;&quot;&lt;center&gt;+&lt;/center&gt;&lt;audio class='audio-message' src='&quot;;[.L21];&quot;' type='audio/wav' autoplay&gt;&lt;/audio&gt;&quot;&quot;, transfer:&quot;&quot;audio-end&quot;&quot;}, &quot;&quot;Question&quot;&quot;, {q: &quot;&quot;&quot;&quot;, as:&quot;; [.M21];&quot;}],&quot;)" office:value-type="string" office:string-value="[&quot;e&quot;, &quot;AudioMessage&quot;, {html: &quot;&lt;center&gt;+&lt;/center&gt;&lt;audio class='audio-message' src='http://deniz.fr/prosody/20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20-e-de.wav' type='audio/wav' autoplay&gt;&lt;/audio&gt;", transfer:"audio-end"}, "Question", {q: "", as:["hatırlıyor","düşünüyor"]}],</text:p>
          </table:table-cell>
          <table:table-cell office:value-type="string" calcext:value-type="string">
            <text:p>pragmatics-1-maybe</text:p>
          </table:table-cell>
          <table:table-cell table:formula="of:=IF([.G21]=&quot;do&quot;;1;0)" office:value-type="float" office:value="0" calcext:value-type="float">
            <text:p>0</text:p>
          </table:table-cell>
          <table:table-cell table:formula="of:=IF([.G21]=&quot;de&quot;;1;0)" office:value-type="float" office:value="1" calcext:value-type="float">
            <text:p>1</text:p>
          </table:table-cell>
          <table:table-cell table:formula="of:=IF([.G2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table:formula="of:=[.C21]" office:value-type="string" office:string-value="I" calcext:value-type="string">
            <text:p>I</text:p>
          </table:table-cell>
          <table:table-cell table:formula="of:=[.D20]+1" office:value-type="float" office:value="11" calcext:value-type="float">
            <text:p>11</text:p>
          </table:table-cell>
          <table:table-cell table:formula="of:=[.D22]+6" office:value-type="float" office:value="17" calcext:value-type="float">
            <text:p>17</text:p>
          </table:table-cell>
          <table:table-cell table:formula="of:=[.F20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Yaloval\i{}lar Almanya'n\i{}n Romanya'y\i{} eledi\v{g}ini biliyor galiba.</text:p>
          </table:table-cell>
          <table:table-cell table:style-name="ce1" table:formula="of:=CONCATENATE([.A22];&quot;-&quot;;[.B22];&quot;-&quot;;[.G22];&quot;.wav&quot;)" office:value-type="string" office:string-value="21-e-de.wav" calcext:value-type="string">
            <text:p>21-e-de.wav</text:p>
          </table:table-cell>
          <table:table-cell table:style-name="ce1" table:formula="of:=CONCATENATE(&quot;http://deniz.fr/prosody/&quot;;[.K22])" office:value-type="string" office:string-value="http://deniz.fr/prosody/21-e-de.wav" calcext:value-type="string">
            <text:p>http://deniz.fr/prosody/21-e-de.wav</text:p>
          </table:table-cell>
          <table:table-cell table:style-name="ce2" table:formula="of:=IF([.H22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22];&quot;&quot;&quot;, &quot;&quot;AudioMessage&quot;&quot;, {html: &quot;&quot;&lt;center&gt;+&lt;/center&gt;&lt;audio class='audio-message' src='&quot;;[.L22];&quot;' type='audio/wav' autoplay&gt;&lt;/audio&gt;&quot;&quot;, transfer:&quot;&quot;audio-end&quot;&quot;}, &quot;&quot;Question&quot;&quot;, {q: &quot;&quot;&quot;&quot;, as:&quot;; [.M22];&quot;}],&quot;)" office:value-type="string" office:string-value="[&quot;e&quot;, &quot;AudioMessage&quot;, {html: &quot;&lt;center&gt;+&lt;/center&gt;&lt;audio class='audio-message' src='http://deniz.fr/prosody/21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1-e-de.wav' type='audio/wav' autoplay&gt;&lt;/audio&gt;", transfer:"audio-end"}, "Question", {q: "", as:["biliyor", "sanıyor"]}],</text:p>
          </table:table-cell>
          <table:table-cell office:value-type="string" calcext:value-type="string">
            <text:p>pragmatics-2-assert</text:p>
          </table:table-cell>
          <table:table-cell table:formula="of:=IF([.G22]=&quot;do&quot;;1;0)" office:value-type="float" office:value="0" calcext:value-type="float">
            <text:p>0</text:p>
          </table:table-cell>
          <table:table-cell table:formula="of:=IF([.G22]=&quot;de&quot;;1;0)" office:value-type="float" office:value="1" calcext:value-type="float">
            <text:p>1</text:p>
          </table:table-cell>
          <table:table-cell table:formula="of:=IF([.G2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table:formula="of:=[.C20]" office:value-type="string" office:string-value="II" calcext:value-type="string">
            <text:p>II</text:p>
          </table:table-cell>
          <table:table-cell table:formula="of:=[.D21]+1" office:value-type="float" office:value="11" calcext:value-type="float">
            <text:p>11</text:p>
          </table:table-cell>
          <table:table-cell table:formula="of:=[.D23]+6" office:value-type="float" office:value="17" calcext:value-type="float">
            <text:p>17</text:p>
          </table:table-cell>
          <table:table-cell table:formula="of:=[.F21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3];&quot;-&quot;;[.B23];&quot;-&quot;;[.G23];&quot;.wav&quot;)" office:value-type="string" office:string-value="22-e-de.wav" calcext:value-type="string">
            <text:p>22-e-de.wav</text:p>
          </table:table-cell>
          <table:table-cell table:style-name="ce1" table:formula="of:=CONCATENATE(&quot;http://deniz.fr/prosody/&quot;;[.K23])" office:value-type="string" office:string-value="http://deniz.fr/prosody/22-e-de.wav" calcext:value-type="string">
            <text:p>http://deniz.fr/prosody/22-e-de.wav</text:p>
          </table:table-cell>
          <table:table-cell table:style-name="ce2" table:formula="of:=IF([.H23]=&quot;sb&quot;;&quot;[&quot;&quot;biliyor&quot;&quot;, &quot;&quot;sanıyor&quot;&quot;]&quot;; &quot;[&quot;&quot;düşünüyor&quot;&quot;,&quot;&quot;hatırlıyor&quot;&quot;]&quot;)" office:value-type="string" office:string-value="[&quot;biliyor&quot;, &quot;sanıyor&quot;]" calcext:value-type="string">
            <text:p>["biliyor", "sanıyor"]</text:p>
          </table:table-cell>
          <table:table-cell table:style-name="ce2" table:formula="of:=CONCATENATE(&quot;[&quot;&quot;&quot;;[.B23];&quot;&quot;&quot;, &quot;&quot;AudioMessage&quot;&quot;, {html: &quot;&quot;&lt;center&gt;+&lt;/center&gt;&lt;audio class='audio-message' src='&quot;;[.L23];&quot;' type='audio/wav' autoplay&gt;&lt;/audio&gt;&quot;&quot;, transfer:&quot;&quot;audio-end&quot;&quot;}, &quot;&quot;Question&quot;&quot;, {q: &quot;&quot;&quot;&quot;, as:&quot;; [.M23];&quot;}],&quot;)" office:value-type="string" office:string-value="[&quot;e&quot;, &quot;AudioMessage&quot;, {html: &quot;&lt;center&gt;+&lt;/center&gt;&lt;audio class='audio-message' src='http://deniz.fr/prosody/22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2-e-de.wav' type='audio/wav' autoplay&gt;&lt;/audio&gt;", transfer:"audio-end"}, "Question", {q: "", as:["biliyor", "sanıyor"]}],</text:p>
          </table:table-cell>
          <table:table-cell office:value-type="string" calcext:value-type="string">
            <text:p>pragmatics-2-maybe</text:p>
          </table:table-cell>
          <table:table-cell table:formula="of:=IF([.G23]=&quot;do&quot;;1;0)" office:value-type="float" office:value="0" calcext:value-type="float">
            <text:p>0</text:p>
          </table:table-cell>
          <table:table-cell table:formula="of:=IF([.G23]=&quot;de&quot;;1;0)" office:value-type="float" office:value="1" calcext:value-type="float">
            <text:p>1</text:p>
          </table:table-cell>
          <table:table-cell table:formula="of:=IF([.G2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table:formula="of:=[.C23]" office:value-type="string" office:string-value="II" calcext:value-type="string">
            <text:p>II</text:p>
          </table:table-cell>
          <table:table-cell table:formula="of:=[.D22]+1" office:value-type="float" office:value="12" calcext:value-type="float">
            <text:p>12</text:p>
          </table:table-cell>
          <table:table-cell table:formula="of:=[.D24]+6" office:value-type="float" office:value="18" calcext:value-type="float">
            <text:p>18</text:p>
          </table:table-cell>
          <table:table-cell table:formula="of:=[.F22]" office:value-type="string" office:string-value="A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namurlular annanenin manolya'y\i{} elledi\v{g}ini biliyor galiba.</text:p>
          </table:table-cell>
          <table:table-cell table:style-name="ce1" table:formula="of:=CONCATENATE([.A24];&quot;-&quot;;[.B24];&quot;-&quot;;[.G24];&quot;.wav&quot;)" office:value-type="string" office:string-value="23-e-de.wav" calcext:value-type="string">
            <text:p>23-e-de.wav</text:p>
          </table:table-cell>
          <table:table-cell table:style-name="ce1" table:formula="of:=CONCATENATE(&quot;http://deniz.fr/prosody/&quot;;[.K24])" office:value-type="string" office:string-value="http://deniz.fr/prosody/23-e-de.wav" calcext:value-type="string">
            <text:p>http://deniz.fr/prosody/23-e-de.wav</text:p>
          </table:table-cell>
          <table:table-cell table:style-name="ce2" table:formula="of:=IF([.H24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24];&quot;&quot;&quot;, &quot;&quot;AudioMessage&quot;&quot;, {html: &quot;&quot;&lt;center&gt;+&lt;/center&gt;&lt;audio class='audio-message' src='&quot;;[.L24];&quot;' type='audio/wav' autoplay&gt;&lt;/audio&gt;&quot;&quot;, transfer:&quot;&quot;audio-end&quot;&quot;}, &quot;&quot;Question&quot;&quot;, {q: &quot;&quot;&quot;&quot;, as:&quot;; [.M24];&quot;}],&quot;)" office:value-type="string" office:string-value="[&quot;e&quot;, &quot;AudioMessage&quot;, {html: &quot;&lt;center&gt;+&lt;/center&gt;&lt;audio class='audio-message' src='http://deniz.fr/prosody/23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3-e-de.wav' type='audio/wav' autoplay&gt;&lt;/audio&gt;", transfer:"audio-end"}, "Question", {q: "", as:["düşünüyor","hatırlıyor"]}],</text:p>
          </table:table-cell>
          <table:table-cell office:value-type="string" calcext:value-type="string">
            <text:p>pragmatics-3-assert</text:p>
          </table:table-cell>
          <table:table-cell table:formula="of:=IF([.G24]=&quot;do&quot;;1;0)" office:value-type="float" office:value="0" calcext:value-type="float">
            <text:p>0</text:p>
          </table:table-cell>
          <table:table-cell table:formula="of:=IF([.G24]=&quot;de&quot;;1;0)" office:value-type="float" office:value="1" calcext:value-type="float">
            <text:p>1</text:p>
          </table:table-cell>
          <table:table-cell table:formula="of:=IF([.G2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[.C22]" office:value-type="string" office:string-value="I" calcext:value-type="string">
            <text:p>I</text:p>
          </table:table-cell>
          <table:table-cell table:formula="of:=[.D23]+1" office:value-type="float" office:value="12" calcext:value-type="float">
            <text:p>12</text:p>
          </table:table-cell>
          <table:table-cell table:formula="of:=[.D25]+6" office:value-type="float" office:value="18" calcext:value-type="float">
            <text:p>18</text:p>
          </table:table-cell>
          <table:table-cell table:formula="of:=[.F23]" office:value-type="string" office:string-value="B" calcext:value-type="string">
            <text:p>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ev</text:p>
          </table:table-cell>
          <table:table-cell/>
          <table:table-cell table:style-name="ce1" table:formula="of:=CONCATENATE([.A25];&quot;-&quot;;[.B25];&quot;-&quot;;[.G25];&quot;.wav&quot;)" office:value-type="string" office:string-value="24-e-de.wav" calcext:value-type="string">
            <text:p>24-e-de.wav</text:p>
          </table:table-cell>
          <table:table-cell table:style-name="ce1" table:formula="of:=CONCATENATE(&quot;http://deniz.fr/prosody/&quot;;[.K25])" office:value-type="string" office:string-value="http://deniz.fr/prosody/24-e-de.wav" calcext:value-type="string">
            <text:p>http://deniz.fr/prosody/24-e-de.wav</text:p>
          </table:table-cell>
          <table:table-cell table:style-name="ce2" table:formula="of:=IF([.H25]=&quot;sb&quot;;&quot;[&quot;&quot;biliyor&quot;&quot;, &quot;&quot;sanıyor&quot;&quot;]&quot;; &quot;[&quot;&quot;düşünüyor&quot;&quot;,&quot;&quot;hatırlıyor&quot;&quot;]&quot;)" office:value-type="string" office:string-value="[&quot;düşünüyor&quot;,&quot;hatırlıyor&quot;]" calcext:value-type="string">
            <text:p>["düşünüyor","hatırlıyor"]</text:p>
          </table:table-cell>
          <table:table-cell table:style-name="ce2" table:formula="of:=CONCATENATE(&quot;[&quot;&quot;&quot;;[.B25];&quot;&quot;&quot;, &quot;&quot;AudioMessage&quot;&quot;, {html: &quot;&quot;&lt;center&gt;+&lt;/center&gt;&lt;audio class='audio-message' src='&quot;;[.L25];&quot;' type='audio/wav' autoplay&gt;&lt;/audio&gt;&quot;&quot;, transfer:&quot;&quot;audio-end&quot;&quot;}, &quot;&quot;Question&quot;&quot;, {q: &quot;&quot;&quot;&quot;, as:&quot;; [.M25];&quot;}],&quot;)" office:value-type="string" office:string-value="[&quot;e&quot;, &quot;AudioMessage&quot;, {html: &quot;&lt;center&gt;+&lt;/center&gt;&lt;audio class='audio-message' src='http://deniz.fr/prosody/24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4-e-de.wav' type='audio/wav' autoplay&gt;&lt;/audio&gt;", transfer:"audio-end"}, "Question", {q: "", as:["düşünüyor","hatırlıyor"]}],</text:p>
          </table:table-cell>
          <table:table-cell office:value-type="string" calcext:value-type="string">
            <text:p>pragmatics-3-maybe</text:p>
          </table:table-cell>
          <table:table-cell table:formula="of:=IF([.G25]=&quot;do&quot;;1;0)" office:value-type="float" office:value="0" calcext:value-type="float">
            <text:p>0</text:p>
          </table:table-cell>
          <table:table-cell table:formula="of:=IF([.G25]=&quot;de&quot;;1;0)" office:value-type="float" office:value="1" calcext:value-type="float">
            <text:p>1</text:p>
          </table:table-cell>
          <table:table-cell table:formula="of:=IF([.G2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24]+1" office:value-type="float" office:value="13" calcext:value-type="float">
            <text:p>13</text:p>
          </table:table-cell>
          <table:table-cell table:formula="of:=[.D26]+6" office:value-type="float" office:value="19" calcext:value-type="float">
            <text:p>19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Ere\v{g}lililer annanenin manolyalar\i{}n\i{} yoluyor galiba.</text:p>
          </table:table-cell>
          <table:table-cell table:style-name="ce1" table:formula="of:=CONCATENATE([.A26];&quot;-&quot;;[.B26];&quot;-&quot;;[.G26];&quot;.wav&quot;)" office:value-type="string" office:string-value="25-f-de.wav" calcext:value-type="string">
            <text:p>25-f-de.wav</text:p>
          </table:table-cell>
          <table:table-cell table:style-name="ce1" table:formula="of:=CONCATENATE(&quot;http://deniz.fr/prosody/&quot;;[.K26])" office:value-type="string" office:string-value="http://deniz.fr/prosody/25-f-de.wav" calcext:value-type="string">
            <text:p>http://deniz.fr/prosody/25-f-de.wav</text:p>
          </table:table-cell>
          <table:table-cell table:style-name="ce2" table:formula="of:=IF([.H26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26];&quot;&quot;&quot;, &quot;&quot;AudioMessage&quot;&quot;, {html: &quot;&quot;&lt;center&gt;+&lt;/center&gt;&lt;audio class='audio-message' src='&quot;;[.L26];&quot;' type='audio/wav' autoplay&gt;&lt;/audio&gt;&quot;&quot;, transfer:&quot;&quot;audio-end&quot;&quot;}, &quot;&quot;Question&quot;&quot;, {q: &quot;&quot;&quot;&quot;, as:&quot;; [.M26];&quot;}],&quot;)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pr-1</text:p>
          </table:table-cell>
          <table:table-cell table:formula="of:=IF([.G42]=&quot;do&quot;;1;0)" office:value-type="float" office:value="1" calcext:value-type="float">
            <text:p>1</text:p>
          </table:table-cell>
          <table:table-cell table:formula="of:=IF([.G42]=&quot;de&quot;;1;0)" office:value-type="float" office:value="0" calcext:value-type="float">
            <text:p>0</text:p>
          </table:table-cell>
          <table:table-cell table:formula="of:=IF([.G4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26]+1" office:value-type="float" office:value="14" calcext:value-type="float">
            <text:p>14</text:p>
          </table:table-cell>
          <table:table-cell table:formula="of:=[.D27]+6" office:value-type="float" office:value="20" calcext:value-type="float">
            <text:p>20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Balamir Ilyada'nin malibusunu indirdi.</text:p>
          </table:table-cell>
          <table:table-cell table:style-name="ce1" table:formula="of:=CONCATENATE([.A27];&quot;-&quot;;[.B27];&quot;-&quot;;[.G27];&quot;.wav&quot;)" office:value-type="string" office:string-value="26-f-ikb.wav" calcext:value-type="string">
            <text:p>26-f-ikb.wav</text:p>
          </table:table-cell>
          <table:table-cell table:style-name="ce1" table:formula="of:=CONCATENATE(&quot;http://deniz.fr/prosody/&quot;;[.K27])" office:value-type="string" office:string-value="http://deniz.fr/prosody/26-f-ikb.wav" calcext:value-type="string">
            <text:p>http://deniz.fr/prosody/26-f-ikb.wav</text:p>
          </table:table-cell>
          <table:table-cell table:style-name="ce2" table:formula="of:=IF([.H27]=&quot;sb&quot;;&quot;[&quot;&quot;saniyor&quot;&quot;, &quot;&quot;biliyor&quot;&quot;]&quot;; &quot;[&quot;&quot;özledi&quot;&quot;,&quot;&quot;gördü&quot;&quot;]&quot;)" office:value-type="string" office:string-value="[&quot;özledi&quot;,&quot;gördü&quot;]" calcext:value-type="string">
            <text:p>["özledi","gördü"]</text:p>
          </table:table-cell>
          <table:table-cell table:style-name="ce2" table:formula="of:=CONCATENATE(&quot;[&quot;&quot;&quot;;[.B27];&quot;&quot;&quot;, &quot;&quot;AudioMessage&quot;&quot;, {html: &quot;&quot;&lt;center&gt;+&lt;/center&gt;&lt;audio class='audio-message' src='&quot;;[.L27];&quot;' type='audio/wav' autoplay&gt;&lt;/audio&gt;&quot;&quot;, transfer:&quot;&quot;audio-end&quot;&quot;}, &quot;&quot;Question&quot;&quot;, {q: &quot;&quot;&quot;&quot;, as:&quot;; [.M27];&quot;}],&quot;)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office:value-type="string" calcext:value-type="string">
            <text:p>possessive-pr-5</text:p>
          </table:table-cell>
          <table:table-cell table:formula="of:=IF([.G43]=&quot;do&quot;;1;0)" office:value-type="float" office:value="1" calcext:value-type="float">
            <text:p>1</text:p>
          </table:table-cell>
          <table:table-cell table:formula="of:=IF([.G43]=&quot;de&quot;;1;0)" office:value-type="float" office:value="0" calcext:value-type="float">
            <text:p>0</text:p>
          </table:table-cell>
          <table:table-cell table:formula="of:=IF([.G4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table:formula="of:=[.C27]" office:value-type="string" office:string-value="III" calcext:value-type="string">
            <text:p>III</text:p>
          </table:table-cell>
          <table:table-cell table:formula="of:=[.D27]+1" office:value-type="float" office:value="15" calcext:value-type="float">
            <text:p>15</text:p>
          </table:table-cell>
          <table:table-cell table:formula="of:=[.D28]+6" office:value-type="float" office:value="21" calcext:value-type="float">
            <text:p>21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namurlular Memolinin marinalar\i{}n\i{} al\i{}yor galiba.</text:p>
          </table:table-cell>
          <table:table-cell table:style-name="ce1" table:formula="of:=CONCATENATE([.A28];&quot;-&quot;;[.B28];&quot;-&quot;;[.G28];&quot;.wav&quot;)" office:value-type="string" office:string-value="27-f-de.wav" calcext:value-type="string">
            <text:p>27-f-de.wav</text:p>
          </table:table-cell>
          <table:table-cell table:style-name="ce1" table:formula="of:=CONCATENATE(&quot;http://deniz.fr/prosody/&quot;;[.K28])" office:value-type="string" office:string-value="http://deniz.fr/prosody/27-f-de.wav" calcext:value-type="string">
            <text:p>http://deniz.fr/prosody/27-f-de.wav</text:p>
          </table:table-cell>
          <table:table-cell table:style-name="ce2" table:formula="of:=IF([.H28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28];&quot;&quot;&quot;, &quot;&quot;AudioMessage&quot;&quot;, {html: &quot;&quot;&lt;center&gt;+&lt;/center&gt;&lt;audio class='audio-message' src='&quot;;[.L28];&quot;' type='audio/wav' autoplay&gt;&lt;/audio&gt;&quot;&quot;, transfer:&quot;&quot;audio-end&quot;&quot;}, &quot;&quot;Question&quot;&quot;, {q: &quot;&quot;&quot;&quot;, as:&quot;; [.M28];&quot;}],&quot;)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pm-2</text:p>
          </table:table-cell>
          <table:table-cell table:formula="of:=IF([.G44]=&quot;do&quot;;1;0)" office:value-type="float" office:value="1" calcext:value-type="float">
            <text:p>1</text:p>
          </table:table-cell>
          <table:table-cell table:formula="of:=IF([.G44]=&quot;de&quot;;1;0)" office:value-type="float" office:value="0" calcext:value-type="float">
            <text:p>0</text:p>
          </table:table-cell>
          <table:table-cell table:formula="of:=IF([.G4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table:formula="of:=[.C28]" office:value-type="string" office:string-value="III" calcext:value-type="string">
            <text:p>III</text:p>
          </table:table-cell>
          <table:table-cell table:formula="of:=[.D28]+1" office:value-type="float" office:value="16" calcext:value-type="float">
            <text:p>16</text:p>
          </table:table-cell>
          <table:table-cell table:formula="of:=[.D29]+6" office:value-type="float" office:value="22" calcext:value-type="float">
            <text:p>22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Romero Bolivya'nin gerillasini devirdi</text:p>
          </table:table-cell>
          <table:table-cell table:style-name="ce1" table:formula="of:=CONCATENATE([.A29];&quot;-&quot;;[.B29];&quot;-&quot;;[.G29];&quot;.wav&quot;)" office:value-type="string" office:string-value="28-f-ikb.wav" calcext:value-type="string">
            <text:p>28-f-ikb.wav</text:p>
          </table:table-cell>
          <table:table-cell table:style-name="ce1" table:formula="of:=CONCATENATE(&quot;http://deniz.fr/prosody/&quot;;[.K29])" office:value-type="string" office:string-value="http://deniz.fr/prosody/28-f-ikb.wav" calcext:value-type="string">
            <text:p>http://deniz.fr/prosody/28-f-ikb.wav</text:p>
          </table:table-cell>
          <table:table-cell table:style-name="ce2" table:formula="of:=IF([.H29]=&quot;sb&quot;;&quot;[&quot;&quot;saniyor&quot;&quot;, &quot;&quot;biliyor&quot;&quot;]&quot;; &quot;[&quot;&quot;özledi&quot;&quot;,&quot;&quot;gördü&quot;&quot;]&quot;)" office:value-type="string" office:string-value="[&quot;özledi&quot;,&quot;gördü&quot;]" calcext:value-type="string">
            <text:p>["özledi","gördü"]</text:p>
          </table:table-cell>
          <table:table-cell table:style-name="ce2" table:formula="of:=CONCATENATE(&quot;[&quot;&quot;&quot;;[.B29];&quot;&quot;&quot;, &quot;&quot;AudioMessage&quot;&quot;, {html: &quot;&quot;&lt;center&gt;+&lt;/center&gt;&lt;audio class='audio-message' src='&quot;;[.L29];&quot;' type='audio/wav' autoplay&gt;&lt;/audio&gt;&quot;&quot;, transfer:&quot;&quot;audio-end&quot;&quot;}, &quot;&quot;Question&quot;&quot;, {q: &quot;&quot;&quot;&quot;, as:&quot;; [.M29];&quot;}],&quot;)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office:value-type="string" calcext:value-type="string">
            <text:p>possessive-pm-7</text:p>
          </table:table-cell>
          <table:table-cell table:formula="of:=IF([.G45]=&quot;do&quot;;1;0)" office:value-type="float" office:value="1" calcext:value-type="float">
            <text:p>1</text:p>
          </table:table-cell>
          <table:table-cell table:formula="of:=IF([.G45]=&quot;de&quot;;1;0)" office:value-type="float" office:value="0" calcext:value-type="float">
            <text:p>0</text:p>
          </table:table-cell>
          <table:table-cell table:formula="of:=IF([.G45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[.C29]" office:value-type="string" office:string-value="III" calcext:value-type="string">
            <text:p>III</text:p>
          </table:table-cell>
          <table:table-cell table:formula="of:=[.D29]+1" office:value-type="float" office:value="17" calcext:value-type="float">
            <text:p>17</text:p>
          </table:table-cell>
          <table:table-cell table:formula="of:=[.D30]+6" office:value-type="float" office:value="23" calcext:value-type="float">
            <text:p>23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lanyal\i{}lar Almanyan\i{}n anayollar\i{}n\i{} ar\i{}yor galiba.</text:p>
          </table:table-cell>
          <table:table-cell table:style-name="ce1" table:formula="of:=CONCATENATE([.A30];&quot;-&quot;;[.B30];&quot;-&quot;;[.G30];&quot;.wav&quot;)" office:value-type="string" office:string-value="29-f-de.wav" calcext:value-type="string">
            <text:p>29-f-de.wav</text:p>
          </table:table-cell>
          <table:table-cell table:style-name="ce1" table:formula="of:=CONCATENATE(&quot;http://deniz.fr/prosody/&quot;;[.K30])" office:value-type="string" office:string-value="http://deniz.fr/prosody/29-f-de.wav" calcext:value-type="string">
            <text:p>http://deniz.fr/prosody/29-f-de.wav</text:p>
          </table:table-cell>
          <table:table-cell table:style-name="ce2" table:formula="of:=IF([.H30]=&quot;sb&quot;;&quot;[&quot;&quot;saniyor&quot;&quot;, &quot;&quot;biliyor&quot;&quot;]&quot;; &quot;[&quot;&quot;gördü&quot;&quot;,&quot;&quot;özledi&quot;&quot;]&quot;)" office:value-type="string" office:string-value="[&quot;gördü&quot;,&quot;özledi&quot;]" calcext:value-type="string">
            <text:p>["gördü","özledi"]</text:p>
          </table:table-cell>
          <table:table-cell table:style-name="ce2" table:formula="of:=CONCATENATE(&quot;[&quot;&quot;&quot;;[.B30];&quot;&quot;&quot;, &quot;&quot;AudioMessage&quot;&quot;, {html: &quot;&quot;&lt;center&gt;+&lt;/center&gt;&lt;audio class='audio-message' src='&quot;;[.L30];&quot;' type='audio/wav' autoplay&gt;&lt;/audio&gt;&quot;&quot;, transfer:&quot;&quot;audio-end&quot;&quot;}, &quot;&quot;Question&quot;&quot;, {q: &quot;&quot;&quot;&quot;, as:&quot;; [.M30];&quot;}],&quot;)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office:value-type="string" calcext:value-type="string">
            <text:p>possessive-v-3</text:p>
          </table:table-cell>
          <table:table-cell table:formula="of:=IF([.G26]=&quot;do&quot;;1;0)" office:value-type="float" office:value="0" calcext:value-type="float">
            <text:p>0</text:p>
          </table:table-cell>
          <table:table-cell table:formula="of:=IF([.G26]=&quot;de&quot;;1;0)" office:value-type="float" office:value="1" calcext:value-type="float">
            <text:p>1</text:p>
          </table:table-cell>
          <table:table-cell table:formula="of:=IF([.G26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30]+1" office:value-type="float" office:value="18" calcext:value-type="float">
            <text:p>18</text:p>
          </table:table-cell>
          <table:table-cell table:formula="of:=[.D31]+6" office:value-type="float" office:value="24" calcext:value-type="float">
            <text:p>24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Dilara Do\v{g}an Bey'in balinas\i{}n\i{} doyurdu.</text:p>
          </table:table-cell>
          <table:table-cell table:style-name="ce1" table:formula="of:=CONCATENATE([.A31];&quot;-&quot;;[.B31];&quot;-&quot;;[.G31];&quot;.wav&quot;)" office:value-type="string" office:string-value="30-f-ikb.wav" calcext:value-type="string">
            <text:p>30-f-ikb.wav</text:p>
          </table:table-cell>
          <table:table-cell table:style-name="ce1" table:formula="of:=CONCATENATE(&quot;http://deniz.fr/prosody/&quot;;[.K31])" office:value-type="string" office:string-value="http://deniz.fr/prosody/30-f-ikb.wav" calcext:value-type="string">
            <text:p>http://deniz.fr/prosody/30-f-ikb.wav</text:p>
          </table:table-cell>
          <table:table-cell table:style-name="ce2" table:formula="of:=IF([.H31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1];&quot;&quot;&quot;, &quot;&quot;AudioMessage&quot;&quot;, {html: &quot;&quot;&lt;center&gt;+&lt;/center&gt;&lt;audio class='audio-message' src='&quot;;[.L31];&quot;' type='audio/wav' autoplay&gt;&lt;/audio&gt;&quot;&quot;, transfer:&quot;&quot;audio-end&quot;&quot;}, &quot;&quot;Question&quot;&quot;, {q: &quot;&quot;&quot;&quot;, as:&quot;; [.M31];&quot;}],&quot;)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office:value-type="string" calcext:value-type="string">
            <text:p>possessive-v-3</text:p>
          </table:table-cell>
          <table:table-cell table:formula="of:=IF([.G27]=&quot;do&quot;;1;0)" office:value-type="float" office:value="0" calcext:value-type="float">
            <text:p>0</text:p>
          </table:table-cell>
          <table:table-cell table:formula="of:=IF([.G27]=&quot;de&quot;;1;0)" office:value-type="float" office:value="0" calcext:value-type="float">
            <text:p>0</text:p>
          </table:table-cell>
          <table:table-cell table:formula="of:=IF([.G27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table:formula="of:=[.D31]+1" office:value-type="float" office:value="19" calcext:value-type="float">
            <text:p>19</text:p>
          </table:table-cell>
          <table:table-cell table:formula="of:=[.D32]+6" office:value-type="float" office:value="25" calcext:value-type="float">
            <text:p>25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Alanyal\i{}lar Alara'n\i{}n arayolu \"o\v{g}rendi\v{g}ini biliyor galiba.</text:p>
          </table:table-cell>
          <table:table-cell table:style-name="ce1" table:formula="of:=CONCATENATE([.A32];&quot;-&quot;;[.B32];&quot;-&quot;;[.G32];&quot;.wav&quot;)" office:value-type="string" office:string-value="31-f-de.wav" calcext:value-type="string">
            <text:p>31-f-de.wav</text:p>
          </table:table-cell>
          <table:table-cell table:style-name="ce1" table:formula="of:=CONCATENATE(&quot;http://deniz.fr/prosody/&quot;;[.K32])" office:value-type="string" office:string-value="http://deniz.fr/prosody/31-f-de.wav" calcext:value-type="string">
            <text:p>http://deniz.fr/prosody/31-f-de.wav</text:p>
          </table:table-cell>
          <table:table-cell table:style-name="ce2" table:formula="of:=IF([.H32]=&quot;sb&quot;;&quot;[&quot;&quot;saniyor&quot;&quot;, &quot;&quot;biliyor&quot;&quot;]&quot;; &quot;[&quot;&quot;fark etti&quot;&quot;,&quot;&quot;unuttu&quot;&quot;]&quot;)" office:value-type="string" office:string-value="[&quot;fark etti&quot;,&quot;unuttu&quot;]" calcext:value-type="string">
            <text:p>["fark etti","unuttu"]</text:p>
          </table:table-cell>
          <table:table-cell table:style-name="ce2" table:formula="of:=CONCATENATE(&quot;[&quot;&quot;&quot;;[.B32];&quot;&quot;&quot;, &quot;&quot;AudioMessage&quot;&quot;, {html: &quot;&quot;&lt;center&gt;+&lt;/center&gt;&lt;audio class='audio-message' src='&quot;;[.L32];&quot;' type='audio/wav' autoplay&gt;&lt;/audio&gt;&quot;&quot;, transfer:&quot;&quot;audio-end&quot;&quot;}, &quot;&quot;Question&quot;&quot;, {q: &quot;&quot;&quot;&quot;, as:&quot;; [.M32];&quot;}],&quot;)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office:value-type="string" calcext:value-type="string">
            <text:p>att-sfoc-5</text:p>
          </table:table-cell>
          <table:table-cell table:formula="of:=IF([.G28]=&quot;do&quot;;1;0)" office:value-type="float" office:value="0" calcext:value-type="float">
            <text:p>0</text:p>
          </table:table-cell>
          <table:table-cell table:formula="of:=IF([.G28]=&quot;de&quot;;1;0)" office:value-type="float" office:value="1" calcext:value-type="float">
            <text:p>1</text:p>
          </table:table-cell>
          <table:table-cell table:formula="of:=IF([.G28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formula="of:=[.C32]" office:value-type="string" office:string-value="III" calcext:value-type="string">
            <text:p>III</text:p>
          </table:table-cell>
          <table:table-cell table:formula="of:=[.D32]+1" office:value-type="float" office:value="20" calcext:value-type="float">
            <text:p>20</text:p>
          </table:table-cell>
          <table:table-cell table:formula="of:=[.D33]+6" office:value-type="float" office:value="26" calcext:value-type="float">
            <text:p>26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Canan abla \.Ilyada'n\i{}n Almanca'y\i{} \"o\v{g}rendi\v{g}ini biliyor</text:p>
          </table:table-cell>
          <table:table-cell table:style-name="ce1" table:formula="of:=CONCATENATE([.A33];&quot;-&quot;;[.B33];&quot;-&quot;;[.G33];&quot;.wav&quot;)" office:value-type="string" office:string-value="32-f-ikb.wav" calcext:value-type="string">
            <text:p>32-f-ikb.wav</text:p>
          </table:table-cell>
          <table:table-cell table:style-name="ce1" table:formula="of:=CONCATENATE(&quot;http://deniz.fr/prosody/&quot;;[.K33])" office:value-type="string" office:string-value="http://deniz.fr/prosody/32-f-ikb.wav" calcext:value-type="string">
            <text:p>http://deniz.fr/prosody/32-f-ikb.wav</text:p>
          </table:table-cell>
          <table:table-cell table:style-name="ce2" table:formula="of:=IF([.H33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3];&quot;&quot;&quot;, &quot;&quot;AudioMessage&quot;&quot;, {html: &quot;&quot;&lt;center&gt;+&lt;/center&gt;&lt;audio class='audio-message' src='&quot;;[.L33];&quot;' type='audio/wav' autoplay&gt;&lt;/audio&gt;&quot;&quot;, transfer:&quot;&quot;audio-end&quot;&quot;}, &quot;&quot;Question&quot;&quot;, {q: &quot;&quot;&quot;&quot;, as:&quot;; [.M33];&quot;}],&quot;)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office:value-type="string" calcext:value-type="string">
            <text:p>att-ofoc-8</text:p>
          </table:table-cell>
          <table:table-cell table:formula="of:=IF([.G29]=&quot;do&quot;;1;0)" office:value-type="float" office:value="0" calcext:value-type="float">
            <text:p>0</text:p>
          </table:table-cell>
          <table:table-cell table:formula="of:=IF([.G29]=&quot;de&quot;;1;0)" office:value-type="float" office:value="0" calcext:value-type="float">
            <text:p>0</text:p>
          </table:table-cell>
          <table:table-cell table:formula="of:=IF([.G29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table:formula="of:=[.C33]" office:value-type="string" office:string-value="III" calcext:value-type="string">
            <text:p>III</text:p>
          </table:table-cell>
          <table:table-cell table:formula="of:=[.D33]+1" office:value-type="float" office:value="21" calcext:value-type="float">
            <text:p>21</text:p>
          </table:table-cell>
          <table:table-cell table:formula="of:=[.D34]+6" office:value-type="float" office:value="27" calcext:value-type="float">
            <text:p>27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Limonlulular Manolya'n\i{}n Alanya'y\i{} ye\v{g}ledi\v{g}ini biliyor galiba.</text:p>
          </table:table-cell>
          <table:table-cell table:style-name="ce1" table:formula="of:=CONCATENATE([.A34];&quot;-&quot;;[.B34];&quot;-&quot;;[.G34];&quot;.wav&quot;)" office:value-type="string" office:string-value="33-f-de.wav" calcext:value-type="string">
            <text:p>33-f-de.wav</text:p>
          </table:table-cell>
          <table:table-cell table:style-name="ce1" table:formula="of:=CONCATENATE(&quot;http://deniz.fr/prosody/&quot;;[.K34])" office:value-type="string" office:string-value="http://deniz.fr/prosody/33-f-de.wav" calcext:value-type="string">
            <text:p>http://deniz.fr/prosody/33-f-de.wav</text:p>
          </table:table-cell>
          <table:table-cell table:style-name="ce2" table:formula="of:=IF([.H34]=&quot;sb&quot;;&quot;[&quot;&quot;saniyor&quot;&quot;, &quot;&quot;biliyor&quot;&quot;]&quot;; &quot;[&quot;&quot;fark etti&quot;&quot;,&quot;&quot;unuttu&quot;&quot;]&quot;)" office:value-type="string" office:string-value="[&quot;fark etti&quot;,&quot;unuttu&quot;]" calcext:value-type="string">
            <text:p>["fark etti","unuttu"]</text:p>
          </table:table-cell>
          <table:table-cell table:style-name="ce2" table:formula="of:=CONCATENATE(&quot;[&quot;&quot;&quot;;[.B34];&quot;&quot;&quot;, &quot;&quot;AudioMessage&quot;&quot;, {html: &quot;&quot;&lt;center&gt;+&lt;/center&gt;&lt;audio class='audio-message' src='&quot;;[.L34];&quot;' type='audio/wav' autoplay&gt;&lt;/audio&gt;&quot;&quot;, transfer:&quot;&quot;audio-end&quot;&quot;}, &quot;&quot;Question&quot;&quot;, {q: &quot;&quot;&quot;&quot;, as:&quot;; [.M34];&quot;}],&quot;)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office:value-type="string" calcext:value-type="string">
            <text:p>att-sfoc-6</text:p>
          </table:table-cell>
          <table:table-cell table:formula="of:=IF([.G30]=&quot;do&quot;;1;0)" office:value-type="float" office:value="0" calcext:value-type="float">
            <text:p>0</text:p>
          </table:table-cell>
          <table:table-cell table:formula="of:=IF([.G30]=&quot;de&quot;;1;0)" office:value-type="float" office:value="1" calcext:value-type="float">
            <text:p>1</text:p>
          </table:table-cell>
          <table:table-cell table:formula="of:=IF([.G3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formula="of:=[.C34]" office:value-type="string" office:string-value="III" calcext:value-type="string">
            <text:p>III</text:p>
          </table:table-cell>
          <table:table-cell table:formula="of:=[.D34]+1" office:value-type="float" office:value="22" calcext:value-type="float">
            <text:p>22</text:p>
          </table:table-cell>
          <table:table-cell table:formula="of:=[.D35]+6" office:value-type="float" office:value="28" calcext:value-type="float">
            <text:p>28</text:p>
          </table:table-cell>
          <table:table-cell/>
          <table:table-cell office:value-type="string" calcext:value-type="string">
            <text:p>ikb</text:p>
          </table:table-cell>
          <table:table-cell table:number-columns-repeated="2"/>
          <table:table-cell office:value-type="string" calcext:value-type="string">
            <text:p>Onur hala ananenin bezelyeyi elledi\v{g}ini biliyor</text:p>
          </table:table-cell>
          <table:table-cell table:style-name="ce1" table:formula="of:=CONCATENATE([.A35];&quot;-&quot;;[.B35];&quot;-&quot;;[.G35];&quot;.wav&quot;)" office:value-type="string" office:string-value="34-f-ikb.wav" calcext:value-type="string">
            <text:p>34-f-ikb.wav</text:p>
          </table:table-cell>
          <table:table-cell table:style-name="ce1" table:formula="of:=CONCATENATE(&quot;http://deniz.fr/prosody/&quot;;[.K35])" office:value-type="string" office:string-value="http://deniz.fr/prosody/34-f-ikb.wav" calcext:value-type="string">
            <text:p>http://deniz.fr/prosody/34-f-ikb.wav</text:p>
          </table:table-cell>
          <table:table-cell table:style-name="ce2" table:formula="of:=IF([.H35]=&quot;sb&quot;;&quot;[&quot;&quot;saniyor&quot;&quot;, &quot;&quot;biliyor&quot;&quot;]&quot;; &quot;[&quot;&quot;unuttu&quot;&quot;,&quot;&quot;fark etti&quot;&quot;]&quot;)" office:value-type="string" office:string-value="[&quot;unuttu&quot;,&quot;fark etti&quot;]" calcext:value-type="string">
            <text:p>["unuttu","fark etti"]</text:p>
          </table:table-cell>
          <table:table-cell table:style-name="ce2" table:formula="of:=CONCATENATE(&quot;[&quot;&quot;&quot;;[.B35];&quot;&quot;&quot;, &quot;&quot;AudioMessage&quot;&quot;, {html: &quot;&quot;&lt;center&gt;+&lt;/center&gt;&lt;audio class='audio-message' src='&quot;;[.L35];&quot;' type='audio/wav' autoplay&gt;&lt;/audio&gt;&quot;&quot;, transfer:&quot;&quot;audio-end&quot;&quot;}, &quot;&quot;Question&quot;&quot;, {q: &quot;&quot;&quot;&quot;, as:&quot;; [.M35];&quot;}],&quot;)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office:value-type="string" calcext:value-type="string">
            <text:p>att-ofoc-9</text:p>
          </table:table-cell>
          <table:table-cell table:formula="of:=IF([.G31]=&quot;do&quot;;1;0)" office:value-type="float" office:value="0" calcext:value-type="float">
            <text:p>0</text:p>
          </table:table-cell>
          <table:table-cell table:formula="of:=IF([.G31]=&quot;de&quot;;1;0)" office:value-type="float" office:value="0" calcext:value-type="float">
            <text:p>0</text:p>
          </table:table-cell>
          <table:table-cell table:formula="of:=IF([.G31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5]+1" office:value-type="float" office:value="23" calcext:value-type="float">
            <text:p>23</text:p>
          </table:table-cell>
          <table:table-cell table:formula="of:=[.D36]+6" office:value-type="float" office:value="29" calcext:value-type="float">
            <text:p>29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Uzaylilar dunyaya gelirse isteyecekleri sey baris.</text:p>
          </table:table-cell>
          <table:table-cell table:style-name="ce1" table:formula="of:=CONCATENATE([.A36];&quot;-&quot;;[.B36];&quot;-&quot;;[.G36];&quot;.wav&quot;)" office:value-type="string" office:string-value="35-p-do.wav" calcext:value-type="string">
            <text:p>35-p-do.wav</text:p>
          </table:table-cell>
          <table:table-cell table:style-name="ce1" table:formula="of:=CONCATENATE(&quot;http://deniz.fr/prosody/&quot;;[.K36])" office:value-type="string" office:string-value="http://deniz.fr/prosody/35-p-do.wav" calcext:value-type="string">
            <text:p>http://deniz.fr/prosody/35-p-do.wav</text:p>
          </table:table-cell>
          <table:table-cell table:style-name="ce2" table:formula="of:=IF([.H36]=&quot;sb&quot;;&quot;[&quot;&quot;saniyor&quot;&quot;, &quot;&quot;biliyor&quot;&quot;]&quot;; &quot;[&quot;&quot;barış&quot;&quot;,&quot;&quot;savaş&quot;&quot;]&quot;)" office:value-type="string" office:string-value="[&quot;barış&quot;,&quot;savaş&quot;]" calcext:value-type="string">
            <text:p>["barış","savaş"]</text:p>
          </table:table-cell>
          <table:table-cell table:style-name="ce2" table:formula="of:=CONCATENATE(&quot;[&quot;&quot;&quot;;[.B36];&quot;&quot;&quot;, &quot;&quot;AudioMessage&quot;&quot;, {html: &quot;&quot;&lt;center&gt;+&lt;/center&gt;&lt;audio class='audio-message' src='&quot;;[.L36];&quot;' type='audio/wav' autoplay&gt;&lt;/audio&gt;&quot;&quot;, transfer:&quot;&quot;audio-end&quot;&quot;}, &quot;&quot;Question&quot;&quot;, {q: &quot;&quot;&quot;&quot;, as:&quot;; [.M36];&quot;}],&quot;)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office:value-type="string" calcext:value-type="string">
            <text:p>new</text:p>
          </table:table-cell>
          <table:table-cell table:formula="of:=IF([.G32]=&quot;do&quot;;1;0)" office:value-type="float" office:value="0" calcext:value-type="float">
            <text:p>0</text:p>
          </table:table-cell>
          <table:table-cell table:formula="of:=IF([.G32]=&quot;de&quot;;1;0)" office:value-type="float" office:value="1" calcext:value-type="float">
            <text:p>1</text:p>
          </table:table-cell>
          <table:table-cell table:formula="of:=IF([.G3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6]+1" office:value-type="float" office:value="24" calcext:value-type="float">
            <text:p>24</text:p>
          </table:table-cell>
          <table:table-cell table:formula="of:=[.D37]+6" office:value-type="float" office:value="30" calcext:value-type="float">
            <text:p>30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Cuceler konseyi yarin elf baskani Elrond'u arayacak.</text:p>
          </table:table-cell>
          <table:table-cell table:style-name="ce1" table:formula="of:=CONCATENATE([.A37];&quot;-&quot;;[.B37];&quot;-&quot;;[.G37];&quot;.wav&quot;)" office:value-type="string" office:string-value="36-p-do.wav" calcext:value-type="string">
            <text:p>36-p-do.wav</text:p>
          </table:table-cell>
          <table:table-cell table:style-name="ce1" table:formula="of:=CONCATENATE(&quot;http://deniz.fr/prosody/&quot;;[.K37])" office:value-type="string" office:string-value="http://deniz.fr/prosody/36-p-do.wav" calcext:value-type="string">
            <text:p>http://deniz.fr/prosody/36-p-do.wav</text:p>
          </table:table-cell>
          <table:table-cell table:style-name="ce2" table:formula="of:=IF([.H37]=&quot;sb&quot;;&quot;[&quot;&quot;saniyor&quot;&quot;, &quot;&quot;biliyor&quot;&quot;]&quot;; &quot;[&quot;&quot;kaçırdı&quot;&quot;,&quot;&quot;arayacak&quot;&quot;]&quot;)" office:value-type="string" office:string-value="[&quot;kaçırdı&quot;,&quot;arayacak&quot;]" calcext:value-type="string">
            <text:p>["kaçırdı","arayacak"]</text:p>
          </table:table-cell>
          <table:table-cell table:style-name="ce2" table:formula="of:=CONCATENATE(&quot;[&quot;&quot;&quot;;[.B37];&quot;&quot;&quot;, &quot;&quot;AudioMessage&quot;&quot;, {html: &quot;&quot;&lt;center&gt;+&lt;/center&gt;&lt;audio class='audio-message' src='&quot;;[.L37];&quot;' type='audio/wav' autoplay&gt;&lt;/audio&gt;&quot;&quot;, transfer:&quot;&quot;audio-end&quot;&quot;}, &quot;&quot;Question&quot;&quot;, {q: &quot;&quot;&quot;&quot;, as:&quot;; [.M37];&quot;}],&quot;)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office:value-type="string" calcext:value-type="string">
            <text:p>new</text:p>
          </table:table-cell>
          <table:table-cell table:formula="of:=IF([.G33]=&quot;do&quot;;1;0)" office:value-type="float" office:value="0" calcext:value-type="float">
            <text:p>0</text:p>
          </table:table-cell>
          <table:table-cell table:formula="of:=IF([.G33]=&quot;de&quot;;1;0)" office:value-type="float" office:value="0" calcext:value-type="float">
            <text:p>0</text:p>
          </table:table-cell>
          <table:table-cell table:formula="of:=IF([.G33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7]+1" office:value-type="float" office:value="25" calcext:value-type="float">
            <text:p>25</text:p>
          </table:table-cell>
          <table:table-cell table:formula="of:=[.D38]+6" office:value-type="float" office:value="31" calcext:value-type="float">
            <text:p>31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Legolas gecen gun Arwen'le gorusebildi mi?</text:p>
          </table:table-cell>
          <table:table-cell table:style-name="ce1" table:formula="of:=CONCATENATE([.A38];&quot;-&quot;;[.B38];&quot;-&quot;;[.G38];&quot;.wav&quot;)" office:value-type="string" office:string-value="37-p-do.wav" calcext:value-type="string">
            <text:p>37-p-do.wav</text:p>
          </table:table-cell>
          <table:table-cell table:style-name="ce1" table:formula="of:=CONCATENATE(&quot;http://deniz.fr/prosody/&quot;;[.K38])" office:value-type="string" office:string-value="http://deniz.fr/prosody/37-p-do.wav" calcext:value-type="string">
            <text:p>http://deniz.fr/prosody/37-p-do.wav</text:p>
          </table:table-cell>
          <table:table-cell table:style-name="ce2" table:formula="of:=IF([.H38]=&quot;sb&quot;;&quot;[&quot;&quot;saniyor&quot;&quot;, &quot;&quot;biliyor&quot;&quot;]&quot;; &quot;[&quot;&quot;mi&quot;&quot;,&quot;&quot;valla&quot;&quot;]&quot;)" office:value-type="string" office:string-value="[&quot;mi&quot;,&quot;valla&quot;]" calcext:value-type="string">
            <text:p>["mi","valla"]</text:p>
          </table:table-cell>
          <table:table-cell table:style-name="ce2" table:formula="of:=CONCATENATE(&quot;[&quot;&quot;&quot;;[.B38];&quot;&quot;&quot;, &quot;&quot;AudioMessage&quot;&quot;, {html: &quot;&quot;&lt;center&gt;+&lt;/center&gt;&lt;audio class='audio-message' src='&quot;;[.L38];&quot;' type='audio/wav' autoplay&gt;&lt;/audio&gt;&quot;&quot;, transfer:&quot;&quot;audio-end&quot;&quot;}, &quot;&quot;Question&quot;&quot;, {q: &quot;&quot;&quot;&quot;, as:&quot;; [.M38];&quot;}],&quot;)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office:value-type="string" calcext:value-type="string">
            <text:p>new</text:p>
          </table:table-cell>
          <table:table-cell table:formula="of:=IF([.G34]=&quot;do&quot;;1;0)" office:value-type="float" office:value="0" calcext:value-type="float">
            <text:p>0</text:p>
          </table:table-cell>
          <table:table-cell table:formula="of:=IF([.G34]=&quot;de&quot;;1;0)" office:value-type="float" office:value="1" calcext:value-type="float">
            <text:p>1</text:p>
          </table:table-cell>
          <table:table-cell table:formula="of:=IF([.G3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II</text:p>
          </table:table-cell>
          <table:table-cell table:formula="of:=[.D38]+1" office:value-type="float" office:value="26" calcext:value-type="float">
            <text:p>26</text:p>
          </table:table-cell>
          <table:table-cell table:formula="of:=[.D39]+6" office:value-type="float" office:value="32" calcext:value-type="float">
            <text:p>32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office:value-type="string" calcext:value-type="string">
            <text:p>Kurukahveci Mehmet Efendi satmis butun kahveleri.</text:p>
          </table:table-cell>
          <table:table-cell table:style-name="ce1" table:formula="of:=CONCATENATE([.A39];&quot;-&quot;;[.B39];&quot;-&quot;;[.G39];&quot;.wav&quot;)" office:value-type="string" office:string-value="38-p-do.wav" calcext:value-type="string">
            <text:p>38-p-do.wav</text:p>
          </table:table-cell>
          <table:table-cell table:style-name="ce1" table:formula="of:=CONCATENATE(&quot;http://deniz.fr/prosody/&quot;;[.K39])" office:value-type="string" office:string-value="http://deniz.fr/prosody/38-p-do.wav" calcext:value-type="string">
            <text:p>http://deniz.fr/prosody/38-p-do.wav</text:p>
          </table:table-cell>
          <table:table-cell table:style-name="ce2" table:formula="of:=IF([.H39]=&quot;sb&quot;;&quot;[&quot;&quot;saniyor&quot;&quot;, &quot;&quot;biliyor&quot;&quot;]&quot;; &quot;[&quot;&quot;kitapları&quot;&quot;,&quot;&quot;kahveleri&quot;&quot;]&quot;)" office:value-type="string" office:string-value="[&quot;kitapları&quot;,&quot;kahveleri&quot;]" calcext:value-type="string">
            <text:p>["kitapları","kahveleri"]</text:p>
          </table:table-cell>
          <table:table-cell table:style-name="ce2" table:formula="of:=CONCATENATE(&quot;[&quot;&quot;&quot;;[.B39];&quot;&quot;&quot;, &quot;&quot;AudioMessage&quot;&quot;, {html: &quot;&quot;&lt;center&gt;+&lt;/center&gt;&lt;audio class='audio-message' src='&quot;;[.L39];&quot;' type='audio/wav' autoplay&gt;&lt;/audio&gt;&quot;&quot;, transfer:&quot;&quot;audio-end&quot;&quot;}, &quot;&quot;Question&quot;&quot;, {q: &quot;&quot;&quot;&quot;, as:&quot;; [.M39];&quot;}],&quot;)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office:value-type="string" calcext:value-type="string">
            <text:p>new</text:p>
          </table:table-cell>
          <table:table-cell table:formula="of:=IF([.G35]=&quot;do&quot;;1;0)" office:value-type="float" office:value="0" calcext:value-type="float">
            <text:p>0</text:p>
          </table:table-cell>
          <table:table-cell table:formula="of:=IF([.G35]=&quot;de&quot;;1;0)" office:value-type="float" office:value="0" calcext:value-type="float">
            <text:p>0</text:p>
          </table:table-cell>
          <table:table-cell table:formula="of:=IF([.G35]=&quot;ikb&quot;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II</text:p>
          </table:table-cell>
          <table:table-cell table:formula="of:=[.D39]+1" office:value-type="float" office:value="27" calcext:value-type="float">
            <text:p>27</text:p>
          </table:table-cell>
          <table:table-cell table:formula="of:=[.D40]+6" office:value-type="float" office:value="33" calcext:value-type="float">
            <text:p>33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table:style-name="ce1" office:value-type="string" calcext:value-type="string">
            <text:p>Ayse yagmur yagdigini dusunmuyor.</text:p>
          </table:table-cell>
          <table:table-cell table:style-name="ce1" table:formula="of:=CONCATENATE([.A40];&quot;-&quot;;[.B40];&quot;-&quot;;[.G40];&quot;.wav&quot;)" office:value-type="string" office:string-value="39-n-do.wav" calcext:value-type="string">
            <text:p>39-n-do.wav</text:p>
          </table:table-cell>
          <table:table-cell table:style-name="ce1" table:formula="of:=CONCATENATE(&quot;http://deniz.fr/prosody/&quot;;[.K40])" office:value-type="string" office:string-value="http://deniz.fr/prosody/39-n-do.wav" calcext:value-type="string">
            <text:p>http://deniz.fr/prosody/39-n-do.wav</text:p>
          </table:table-cell>
          <table:table-cell table:style-name="ce2" table:formula="of:=IF([.H40]=&quot;sb&quot;;&quot;[&quot;&quot;saniyor&quot;&quot;, &quot;&quot;biliyor&quot;&quot;]&quot;; &quot;[&quot;&quot;Ayşe'nin düşüncesi 'yağmur yağmıyor' şeklinde.&quot;&quot;,&quot;&quot;Ayşe'nin düşüncesi 'yağmur yağıyor' şeklinde değil.&quot;&quot;]&quot;)" office:value-type="string" office:string-value="[&quot;Ayşe'nin düşüncesi 'yağmur yağmıyor' şeklinde.&quot;,&quot;Ayşe'nin düşüncesi 'yağmur yağıyor' şeklinde değil.&quot;]" calcext:value-type="string">
            <text:p>["Ayşe'nin düşüncesi 'yağmur yağmıyor' şeklinde.","Ayşe'nin düşüncesi 'yağmur yağıyor' şeklinde değil."]</text:p>
          </table:table-cell>
          <table:table-cell table:style-name="ce2" table:formula="of:=CONCATENATE(&quot;[&quot;&quot;&quot;;[.B40];&quot;&quot;&quot;, &quot;&quot;AudioMessage&quot;&quot;, {html: &quot;&quot;&lt;center&gt;+&lt;/center&gt;&lt;audio class='audio-message' src='&quot;;[.L40];&quot;' type='audio/wav' autoplay&gt;&lt;/audio&gt;&quot;&quot;, transfer:&quot;&quot;audio-end&quot;&quot;}, &quot;&quot;Question&quot;&quot;, {q: &quot;&quot;&quot;&quot;, as:&quot;; [.M40];&quot;}],&quot;)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office:value-type="string" calcext:value-type="string">
            <text:p>new</text:p>
          </table:table-cell>
          <table:table-cell table:formula="of:=IF([.G40]=&quot;do&quot;;1;0)" office:value-type="float" office:value="1" calcext:value-type="float">
            <text:p>1</text:p>
          </table:table-cell>
          <table:table-cell table:formula="of:=IF([.G40]=&quot;de&quot;;1;0)" office:value-type="float" office:value="0" calcext:value-type="float">
            <text:p>0</text:p>
          </table:table-cell>
          <table:table-cell table:formula="of:=IF([.G40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II</text:p>
          </table:table-cell>
          <table:table-cell table:formula="of:=[.D40]+1" office:value-type="float" office:value="28" calcext:value-type="float">
            <text:p>28</text:p>
          </table:table-cell>
          <table:table-cell table:formula="of:=[.D41]+6" office:value-type="float" office:value="34" calcext:value-type="float">
            <text:p>34</text:p>
          </table:table-cell>
          <table:table-cell/>
          <table:table-cell office:value-type="string" calcext:value-type="string">
            <text:p>do</text:p>
          </table:table-cell>
          <table:table-cell table:number-columns-repeated="2"/>
          <table:table-cell table:style-name="ce1" office:value-type="string" calcext:value-type="string">
            <text:p>Bolum baskani ortak bir karara varmanin zor olacacagini dusunmuyor</text:p>
          </table:table-cell>
          <table:table-cell table:style-name="ce1" table:formula="of:=CONCATENATE([.A41];&quot;-&quot;;[.B41];&quot;-&quot;;[.G41];&quot;.wav&quot;)" office:value-type="string" office:string-value="40-n-do.wav" calcext:value-type="string">
            <text:p>40-n-do.wav</text:p>
          </table:table-cell>
          <table:table-cell table:style-name="ce1" table:formula="of:=CONCATENATE(&quot;http://deniz.fr/prosody/&quot;;[.K41])" office:value-type="string" office:string-value="http://deniz.fr/prosody/40-n-do.wav" calcext:value-type="string">
            <text:p>http://deniz.fr/prosody/40-n-do.wav</text:p>
          </table:table-cell>
          <table:table-cell table:style-name="ce2" table:formula="of:=IF([.H41]=&quot;sb&quot;;&quot;[&quot;&quot;saniyor&quot;&quot;, &quot;&quot;biliyor&quot;&quot;]&quot;; &quot;[&quot;&quot;Başkanın düşüncesi 'ortak bir karara varmak zor olmayacak' şeklinde.&quot;&quot;,&quot;&quot;Başkanın düşüncesi 'ortak bir karara varmak zor olacak' şeklinde değil.&quot;&quot;]&quot;)" office:value-type="string" office:string-value="[&quot;Başkanın düşüncesi 'ortak bir karara varmak zor olmayacak' şeklinde.&quot;,&quot;Başkanın düşüncesi 'ortak bir karara varmak zor olacak' şeklinde değil.&quot;]" calcext:value-type="string">
            <text:p>["Başkanın düşüncesi 'ortak bir karara varmak zor olmayacak' şeklinde.","Başkanın düşüncesi 'ortak bir karara varmak zor olacak' şeklinde değil."]</text:p>
          </table:table-cell>
          <table:table-cell table:style-name="ce2" table:formula="of:=CONCATENATE(&quot;[&quot;&quot;&quot;;[.B41];&quot;&quot;&quot;, &quot;&quot;AudioMessage&quot;&quot;, {html: &quot;&quot;&lt;center&gt;+&lt;/center&gt;&lt;audio class='audio-message' src='&quot;;[.L41];&quot;' type='audio/wav' autoplay&gt;&lt;/audio&gt;&quot;&quot;, transfer:&quot;&quot;audio-end&quot;&quot;}, &quot;&quot;Question&quot;&quot;, {q: &quot;&quot;&quot;&quot;, as:&quot;; [.M41];&quot;}],&quot;)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office:value-type="string" calcext:value-type="string">
            <text:p>new</text:p>
          </table:table-cell>
          <table:table-cell table:formula="of:=IF([.G41]=&quot;do&quot;;1;0)" office:value-type="float" office:value="1" calcext:value-type="float">
            <text:p>1</text:p>
          </table:table-cell>
          <table:table-cell table:formula="of:=IF([.G41]=&quot;de&quot;;1;0)" office:value-type="float" office:value="0" calcext:value-type="float">
            <text:p>0</text:p>
          </table:table-cell>
          <table:table-cell table:formula="of:=IF([.G41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table:formula="of:=[.D41]+1" office:value-type="float" office:value="29" calcext:value-type="float">
            <text:p>29</text:p>
          </table:table-cell>
          <table:table-cell table:formula="of:=[.D42]+6"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mv</text:p>
          </table:table-cell>
          <table:table-cell table:style-name="ce1" office:value-type="string" calcext:value-type="string">
            <text:p>Merve ogretmeninin Paris'te yasamis oldugunu biliyor.</text:p>
          </table:table-cell>
          <table:table-cell table:style-name="ce1" table:formula="of:=CONCATENATE([.A42];&quot;-&quot;;[.B42];&quot;-&quot;;[.G42];&quot;.wav&quot;)" office:value-type="string" office:string-value="41-c-do.wav" calcext:value-type="string">
            <text:p>41-c-do.wav</text:p>
          </table:table-cell>
          <table:table-cell table:style-name="ce1" table:formula="of:=CONCATENATE(&quot;http://deniz.fr/prosody/&quot;;[.K42])" office:value-type="string" office:string-value="http://deniz.fr/prosody/41-c-do.wav" calcext:value-type="string">
            <text:p>http://deniz.fr/prosody/41-c-do.wav</text:p>
          </table:table-cell>
          <table:table-cell table:style-name="ce2" table:formula="of:=IF([.H42]=&quot;sb&quot;;&quot;[&quot;&quot;saniyor&quot;&quot;, &quot;&quot;biliyor&quot;&quot;]&quot;; &quot;[&quot;&quot;Öğretmen Paris'te yaşamış.&quot;&quot;,&quot;&quot;Öğretmen Paris'te yaşamamış olabilir.&quot;&quot;]&quot;)" office:value-type="string" office:string-value="[&quot;Öğretmen Paris'te yaşamış.&quot;,&quot;Öğretmen Paris'te yaşamamış olabilir.&quot;]" calcext:value-type="string">
            <text:p>["Öğretmen Paris'te yaşamış.","Öğretmen Paris'te yaşamamış olabilir."]</text:p>
          </table:table-cell>
          <table:table-cell table:style-name="ce2" table:formula="of:=CONCATENATE(&quot;[&quot;&quot;&quot;;[.B42];&quot;&quot;&quot;, &quot;&quot;AudioMessage&quot;&quot;, {html: &quot;&quot;&lt;center&gt;+&lt;/center&gt;&lt;audio class='audio-message' src='&quot;;[.L42];&quot;' type='audio/wav' autoplay&gt;&lt;/audio&gt;&quot;&quot;, transfer:&quot;&quot;audio-end&quot;&quot;}, &quot;&quot;Question&quot;&quot;, {q: &quot;&quot;&quot;&quot;, as:&quot;; [.M42];&quot;}],&quot;)" office:value-type="string" office:string-value="[&quot;c&quot;, &quot;AudioMessage&quot;, {html: &quot;&lt;center&gt;+&lt;/center&gt;&lt;audio class='audio-message' src='http://deniz.fr/prosody/41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1-c-do.wav' type='audio/wav' autoplay&gt;&lt;/audio&gt;", transfer:"audio-end"}, "Question", {q: "", as:["Öğretmen Paris'te yaşamış.","Öğretmen Paris'te yaşamamış olabilir."]}],</text:p>
          </table:table-cell>
          <table:table-cell office:value-type="string" calcext:value-type="string">
            <text:p>new</text:p>
          </table:table-cell>
          <table:table-cell table:formula="of:=IF([.G42]=&quot;do&quot;;1;0)" office:value-type="float" office:value="1" calcext:value-type="float">
            <text:p>1</text:p>
          </table:table-cell>
          <table:table-cell table:formula="of:=IF([.G42]=&quot;de&quot;;1;0)" office:value-type="float" office:value="0" calcext:value-type="float">
            <text:p>0</text:p>
          </table:table-cell>
          <table:table-cell table:formula="of:=IF([.G42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table:formula="of:=[.C42]" office:value-type="string" office:string-value="III" calcext:value-type="string">
            <text:p>III</text:p>
          </table:table-cell>
          <table:table-cell table:formula="of:=[.D42]+1" office:value-type="float" office:value="30" calcext:value-type="float">
            <text:p>30</text:p>
          </table:table-cell>
          <table:table-cell table:formula="of:=[.D43]+6"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43];&quot;-&quot;;[.B43];&quot;-&quot;;[.G43];&quot;.wav&quot;)" office:value-type="string" office:string-value="42-c-do.wav" calcext:value-type="string">
            <text:p>42-c-do.wav</text:p>
          </table:table-cell>
          <table:table-cell table:style-name="ce1" table:formula="of:=CONCATENATE(&quot;http://deniz.fr/prosody/&quot;;[.K43])" office:value-type="string" office:string-value="http://deniz.fr/prosody/42-c-do.wav" calcext:value-type="string">
            <text:p>http://deniz.fr/prosody/42-c-do.wav</text:p>
          </table:table-cell>
          <table:table-cell table:style-name="ce2" table:formula="of:=IF([.H43]=&quot;sb&quot;;&quot;[&quot;&quot;saniyor&quot;&quot;, &quot;&quot;biliyor&quot;&quot;]&quot;; &quot;[&quot;&quot;Öğretmen Paris'te yaşamış.&quot;&quot;,&quot;&quot;Öğretmen Paris'te yaşamamış olabilir.&quot;&quot;]&quot;)" office:value-type="string" office:string-value="[&quot;Öğretmen Paris'te yaşamış.&quot;,&quot;Öğretmen Paris'te yaşamamış olabilir.&quot;]" calcext:value-type="string">
            <text:p>["Öğretmen Paris'te yaşamış.","Öğretmen Paris'te yaşamamış olabilir."]</text:p>
          </table:table-cell>
          <table:table-cell table:style-name="ce2" table:formula="of:=CONCATENATE(&quot;[&quot;&quot;&quot;;[.B43];&quot;&quot;&quot;, &quot;&quot;AudioMessage&quot;&quot;, {html: &quot;&quot;&lt;center&gt;+&lt;/center&gt;&lt;audio class='audio-message' src='&quot;;[.L43];&quot;' type='audio/wav' autoplay&gt;&lt;/audio&gt;&quot;&quot;, transfer:&quot;&quot;audio-end&quot;&quot;}, &quot;&quot;Question&quot;&quot;, {q: &quot;&quot;&quot;&quot;, as:&quot;; [.M43];&quot;}],&quot;)" office:value-type="string" office:string-value="[&quot;c&quot;, &quot;AudioMessage&quot;, {html: &quot;&lt;center&gt;+&lt;/center&gt;&lt;audio class='audio-message' src='http://deniz.fr/prosody/42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2-c-do.wav' type='audio/wav' autoplay&gt;&lt;/audio&gt;", transfer:"audio-end"}, "Question", {q: "", as:["Öğretmen Paris'te yaşamış.","Öğretmen Paris'te yaşamamış olabilir."]}],</text:p>
          </table:table-cell>
          <table:table-cell office:value-type="string" calcext:value-type="string">
            <text:p>new</text:p>
          </table:table-cell>
          <table:table-cell table:formula="of:=IF([.G43]=&quot;do&quot;;1;0)" office:value-type="float" office:value="1" calcext:value-type="float">
            <text:p>1</text:p>
          </table:table-cell>
          <table:table-cell table:formula="of:=IF([.G43]=&quot;de&quot;;1;0)" office:value-type="float" office:value="0" calcext:value-type="float">
            <text:p>0</text:p>
          </table:table-cell>
          <table:table-cell table:formula="of:=IF([.G43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formula="of:=[.C43]" office:value-type="string" office:string-value="III" calcext:value-type="string">
            <text:p>III</text:p>
          </table:table-cell>
          <table:table-cell table:formula="of:=[.D43]+1" office:value-type="float" office:value="31" calcext:value-type="float">
            <text:p>31</text:p>
          </table:table-cell>
          <table:table-cell table:formula="of:=[.D44]+6"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mv</text:p>
          </table:table-cell>
          <table:table-cell table:style-name="ce1" office:value-type="string" calcext:value-type="string">
            <text:p>Recep referandumu yuzde yuzle kazandigini biliyor.</text:p>
          </table:table-cell>
          <table:table-cell table:style-name="ce1" table:formula="of:=CONCATENATE([.A44];&quot;-&quot;;[.B44];&quot;-&quot;;[.G44];&quot;.wav&quot;)" office:value-type="string" office:string-value="43-c-do.wav" calcext:value-type="string">
            <text:p>43-c-do.wav</text:p>
          </table:table-cell>
          <table:table-cell table:style-name="ce1" table:formula="of:=CONCATENATE(&quot;http://deniz.fr/prosody/&quot;;[.K44])" office:value-type="string" office:string-value="http://deniz.fr/prosody/43-c-do.wav" calcext:value-type="string">
            <text:p>http://deniz.fr/prosody/43-c-do.wav</text:p>
          </table:table-cell>
          <table:table-cell table:style-name="ce2" table:formula="of:=IF([.H44]=&quot;sb&quot;;&quot;[&quot;&quot;saniyor&quot;&quot;, &quot;&quot;biliyor&quot;&quot;]&quot;; &quot;[&quot;&quot;Referandumu yüzde yüzle kazanmış.&quot;&quot;,&quot;&quot;Referandumu yüzde yüzle kazanmamış olabilir.&quot;&quot;]&quot;)" office:value-type="string" office:string-value="[&quot;Referandumu yüzde yüzle kazanmış.&quot;,&quot;Referandumu yüzde yüzle kazanmamış olabilir.&quot;]" calcext:value-type="string">
            <text:p>["Referandumu yüzde yüzle kazanmış.","Referandumu yüzde yüzle kazanmamış olabilir."]</text:p>
          </table:table-cell>
          <table:table-cell table:style-name="ce2" table:formula="of:=CONCATENATE(&quot;[&quot;&quot;&quot;;[.B44];&quot;&quot;&quot;, &quot;&quot;AudioMessage&quot;&quot;, {html: &quot;&quot;&lt;center&gt;+&lt;/center&gt;&lt;audio class='audio-message' src='&quot;;[.L44];&quot;' type='audio/wav' autoplay&gt;&lt;/audio&gt;&quot;&quot;, transfer:&quot;&quot;audio-end&quot;&quot;}, &quot;&quot;Question&quot;&quot;, {q: &quot;&quot;&quot;&quot;, as:&quot;; [.M44];&quot;}],&quot;)" office:value-type="string" office:string-value="[&quot;c&quot;, &quot;AudioMessage&quot;, {html: &quot;&lt;center&gt;+&lt;/center&gt;&lt;audio class='audio-message' src='http://deniz.fr/prosody/43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3-c-do.wav' type='audio/wav' autoplay&gt;&lt;/audio&gt;", transfer:"audio-end"}, "Question", {q: "", as:["Referandumu yüzde yüzle kazanmış.","Referandumu yüzde yüzle kazanmamış olabilir."]}],</text:p>
          </table:table-cell>
          <table:table-cell office:value-type="string" calcext:value-type="string">
            <text:p>new</text:p>
          </table:table-cell>
          <table:table-cell table:formula="of:=IF([.G44]=&quot;do&quot;;1;0)" office:value-type="float" office:value="1" calcext:value-type="float">
            <text:p>1</text:p>
          </table:table-cell>
          <table:table-cell table:formula="of:=IF([.G44]=&quot;de&quot;;1;0)" office:value-type="float" office:value="0" calcext:value-type="float">
            <text:p>0</text:p>
          </table:table-cell>
          <table:table-cell table:formula="of:=IF([.G44]=&quot;ikb&quot;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table:formula="of:=[.C44]" office:value-type="string" office:string-value="III" calcext:value-type="string">
            <text:p>III</text:p>
          </table:table-cell>
          <table:table-cell table:formula="of:=[.D44]+1" office:value-type="float" office:value="32" calcext:value-type="float">
            <text:p>32</text:p>
          </table:table-cell>
          <table:table-cell table:formula="of:=[.D45]+6"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ev</text:p>
          </table:table-cell>
          <table:table-cell table:style-name="ce1"/>
          <table:table-cell table:style-name="ce1" table:formula="of:=CONCATENATE([.A45];&quot;-&quot;;[.B45];&quot;-&quot;;[.G45];&quot;.wav&quot;)" office:value-type="string" office:string-value="44-c-do.wav" calcext:value-type="string">
            <text:p>44-c-do.wav</text:p>
          </table:table-cell>
          <table:table-cell table:style-name="ce1" table:formula="of:=CONCATENATE(&quot;http://deniz.fr/prosody/&quot;;[.K45])" office:value-type="string" office:string-value="http://deniz.fr/prosody/44-c-do.wav" calcext:value-type="string">
            <text:p>http://deniz.fr/prosody/44-c-do.wav</text:p>
          </table:table-cell>
          <table:table-cell table:style-name="ce2" table:formula="of:=IF([.H45]=&quot;sb&quot;;&quot;[&quot;&quot;saniyor&quot;&quot;, &quot;&quot;biliyor&quot;&quot;]&quot;; &quot;[&quot;&quot;Referandumu yüzde yüzle kazanmış.&quot;&quot;,&quot;&quot;Referandumu yüzde yüzle kazanmamış olabilir.&quot;&quot;]&quot;)" office:value-type="string" office:string-value="[&quot;Referandumu yüzde yüzle kazanmış.&quot;,&quot;Referandumu yüzde yüzle kazanmamış olabilir.&quot;]" calcext:value-type="string">
            <text:p>["Referandumu yüzde yüzle kazanmış.","Referandumu yüzde yüzle kazanmamış olabilir."]</text:p>
          </table:table-cell>
          <table:table-cell table:style-name="ce2" table:formula="of:=CONCATENATE(&quot;[&quot;&quot;&quot;;[.B45];&quot;&quot;&quot;, &quot;&quot;AudioMessage&quot;&quot;, {html: &quot;&quot;&lt;center&gt;+&lt;/center&gt;&lt;audio class='audio-message' src='&quot;;[.L45];&quot;' type='audio/wav' autoplay&gt;&lt;/audio&gt;&quot;&quot;, transfer:&quot;&quot;audio-end&quot;&quot;}, &quot;&quot;Question&quot;&quot;, {q: &quot;&quot;&quot;&quot;, as:&quot;; [.M45];&quot;}],&quot;)" office:value-type="string" office:string-value="[&quot;c&quot;, &quot;AudioMessage&quot;, {html: &quot;&lt;center&gt;+&lt;/center&gt;&lt;audio class='audio-message' src='http://deniz.fr/prosody/44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4-c-do.wav' type='audio/wav' autoplay&gt;&lt;/audio&gt;", transfer:"audio-end"}, "Question", {q: "", as:["Referandumu yüzde yüzle kazanmış.","Referandumu yüzde yüzle kazanmamış olabilir."]}],</text:p>
          </table:table-cell>
          <table:table-cell office:value-type="string" calcext:value-type="string">
            <text:p>new</text:p>
          </table:table-cell>
          <table:table-cell table:formula="of:=IF([.G45]=&quot;do&quot;;1;0)" office:value-type="float" office:value="1" calcext:value-type="float">
            <text:p>1</text:p>
          </table:table-cell>
          <table:table-cell table:formula="of:=IF([.G45]=&quot;de&quot;;1;0)" office:value-type="float" office:value="0" calcext:value-type="float">
            <text:p>0</text:p>
          </table:table-cell>
          <table:table-cell table:formula="of:=IF([.G45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6]=&quot;do&quot;;1;0)" office:value-type="float" office:value="0" calcext:value-type="float">
            <text:p>0</text:p>
          </table:table-cell>
          <table:table-cell table:formula="of:=IF([.G46]=&quot;de&quot;;1;0)" office:value-type="float" office:value="0" calcext:value-type="float">
            <text:p>0</text:p>
          </table:table-cell>
          <table:table-cell table:formula="of:=IF([.G46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7]=&quot;do&quot;;1;0)" office:value-type="float" office:value="0" calcext:value-type="float">
            <text:p>0</text:p>
          </table:table-cell>
          <table:table-cell table:formula="of:=IF([.G47]=&quot;de&quot;;1;0)" office:value-type="float" office:value="0" calcext:value-type="float">
            <text:p>0</text:p>
          </table:table-cell>
          <table:table-cell table:formula="of:=IF([.G47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8]=&quot;do&quot;;1;0)" office:value-type="float" office:value="0" calcext:value-type="float">
            <text:p>0</text:p>
          </table:table-cell>
          <table:table-cell table:formula="of:=IF([.G48]=&quot;de&quot;;1;0)" office:value-type="float" office:value="0" calcext:value-type="float">
            <text:p>0</text:p>
          </table:table-cell>
          <table:table-cell table:formula="of:=IF([.G48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1" table:number-columns-repeated="4"/>
          <table:table-cell/>
          <table:table-cell table:formula="of:=IF([.G49]=&quot;do&quot;;1;0)" office:value-type="float" office:value="0" calcext:value-type="float">
            <text:p>0</text:p>
          </table:table-cell>
          <table:table-cell table:formula="of:=IF([.G49]=&quot;de&quot;;1;0)" office:value-type="float" office:value="0" calcext:value-type="float">
            <text:p>0</text:p>
          </table:table-cell>
          <table:table-cell table:formula="of:=IF([.G49]=&quot;ikb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formula="of:=SUM([.P2:.P49])" office:value-type="float" office:value="22" calcext:value-type="float">
            <text:p>22</text:p>
          </table:table-cell>
          <table:table-cell table:formula="of:=SUM([.Q2:.Q49])" office:value-type="float" office:value="11" calcext:value-type="float">
            <text:p>11</text:p>
          </table:table-cell>
          <table:table-cell table:formula="of:=SUM([.R2:.R49])"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Liste I</text:p>
          </table:table-cell>
          <table:table-cell office:value-type="string" calcext:value-type="string">
            <text:p>Liste II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IF(ISEVEN(ROW([.N2]));[.N2];&quot;&quot;)" office:value-type="string" office:string-value="[&quot;e&quot;, &quot;AudioMessage&quot;, {html: &quot;&lt;center&gt;+&lt;/center&gt;&lt;audio class='audio-message' src='http://deniz.fr/prosody/1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-e-do.wav' type='audio/wav' autoplay&gt;&lt;/audio&gt;", transfer:"audio-end"}, "Question", {q: "", as:["sanıyor", "biliyor"]}],</text:p>
          </table:table-cell>
          <table:table-cell table:formula="of:=IF(ISODD(ROW([.N2]));[.N2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IF(ISEVEN(ROW([.N3]));[.N3];&quot;&quot;)">
            <text:p/>
          </table:table-cell>
          <table:table-cell table:formula="of:=IF(ISODD(ROW([.N3]));[.N3];&quot;&quot;)" office:value-type="string" office:string-value="[&quot;e&quot;, &quot;AudioMessage&quot;, {html: &quot;&lt;center&gt;+&lt;/center&gt;&lt;audio class='audio-message' src='http://deniz.fr/prosody/2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2-e-do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55]+1" office:value-type="float" office:value="2" calcext:value-type="float">
            <text:p>2</text:p>
          </table:table-cell>
          <table:table-cell table:formula="of:=IF(ISODD(ROW([.N4]));[.N4];&quot;&quot;)">
            <text:p/>
          </table:table-cell>
          <table:table-cell table:formula="of:=IF(ISEVEN(ROW([.N4]));[.N4];&quot;&quot;)" office:value-type="string" office:string-value="[&quot;e&quot;, &quot;AudioMessage&quot;, {html: &quot;&lt;center&gt;+&lt;/center&gt;&lt;audio class='audio-message' src='http://deniz.fr/prosody/3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3-e-do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56]+1" office:value-type="float" office:value="2" calcext:value-type="float">
            <text:p>2</text:p>
          </table:table-cell>
          <table:table-cell table:formula="of:=IF(ISODD(ROW([.N5]));[.N5];&quot;&quot;)" office:value-type="string" office:string-value="[&quot;e&quot;, &quot;AudioMessage&quot;, {html: &quot;&lt;center&gt;+&lt;/center&gt;&lt;audio class='audio-message' src='http://deniz.fr/prosody/4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4-e-do.wav' type='audio/wav' autoplay&gt;&lt;/audio&gt;", transfer:"audio-end"}, "Question", {q: "", as:["hatırlıyor","düşünüyor"]}],</text:p>
          </table:table-cell>
          <table:table-cell table:formula="of:=IF(ISEVEN(ROW([.N5]));[.N5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57]+1" office:value-type="float" office:value="3" calcext:value-type="float">
            <text:p>3</text:p>
          </table:table-cell>
          <table:table-cell table:formula="of:=IF(ISEVEN(ROW([.N6]));[.N6];&quot;&quot;)" office:value-type="string" office:string-value="[&quot;e&quot;, &quot;AudioMessage&quot;, {html: &quot;&lt;center&gt;+&lt;/center&gt;&lt;audio class='audio-message' src='http://deniz.fr/prosody/5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5-e-do.wav' type='audio/wav' autoplay&gt;&lt;/audio&gt;", transfer:"audio-end"}, "Question", {q: "", as:["biliyor", "sanıyor"]}],</text:p>
          </table:table-cell>
          <table:table-cell table:formula="of:=IF(ISODD(ROW([.N6]));[.N6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58]+1" office:value-type="float" office:value="3" calcext:value-type="float">
            <text:p>3</text:p>
          </table:table-cell>
          <table:table-cell table:formula="of:=IF(ISEVEN(ROW([.N7]));[.N7];&quot;&quot;)">
            <text:p/>
          </table:table-cell>
          <table:table-cell table:formula="of:=IF(ISODD(ROW([.N7]));[.N7];&quot;&quot;)" office:value-type="string" office:string-value="[&quot;e&quot;, &quot;AudioMessage&quot;, {html: &quot;&lt;center&gt;+&lt;/center&gt;&lt;audio class='audio-message' src='http://deniz.fr/prosody/6-e-do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6-e-do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59]+1" office:value-type="float" office:value="4" calcext:value-type="float">
            <text:p>4</text:p>
          </table:table-cell>
          <table:table-cell table:formula="of:=IF(ISODD(ROW([.N8]));[.N8];&quot;&quot;)">
            <text:p/>
          </table:table-cell>
          <table:table-cell table:formula="of:=IF(ISEVEN(ROW([.N8]));[.N8];&quot;&quot;)" office:value-type="string" office:string-value="[&quot;e&quot;, &quot;AudioMessage&quot;, {html: &quot;&lt;center&gt;+&lt;/center&gt;&lt;audio class='audio-message' src='http://deniz.fr/prosody/7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7-e-do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0]+1" office:value-type="float" office:value="4" calcext:value-type="float">
            <text:p>4</text:p>
          </table:table-cell>
          <table:table-cell table:formula="of:=IF(ISODD(ROW([.N9]));[.N9];&quot;&quot;)" office:value-type="string" office:string-value="[&quot;e&quot;, &quot;AudioMessage&quot;, {html: &quot;&lt;center&gt;+&lt;/center&gt;&lt;audio class='audio-message' src='http://deniz.fr/prosody/8-e-do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8-e-do.wav' type='audio/wav' autoplay&gt;&lt;/audio&gt;", transfer:"audio-end"}, "Question", {q: "", as:["düşünüyor","hatırlıyor"]}],</text:p>
          </table:table-cell>
          <table:table-cell table:formula="of:=IF(ISEVEN(ROW([.N9]));[.N9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1]+1" office:value-type="float" office:value="5" calcext:value-type="float">
            <text:p>5</text:p>
          </table:table-cell>
          <table:table-cell table:formula="of:=IF(ISEVEN(ROW([.N10]));[.N10];&quot;&quot;)" office:value-type="string" office:string-value="[&quot;e&quot;, &quot;AudioMessage&quot;, {html: &quot;&lt;center&gt;+&lt;/center&gt;&lt;audio class='audio-message' src='http://deniz.fr/prosody/9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9-e-do.wav' type='audio/wav' autoplay&gt;&lt;/audio&gt;", transfer:"audio-end"}, "Question", {q: "", as:["sanıyor", "biliyor"]}],</text:p>
          </table:table-cell>
          <table:table-cell table:formula="of:=IF(ISODD(ROW([.N10]));[.N10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2]+1" office:value-type="float" office:value="5" calcext:value-type="float">
            <text:p>5</text:p>
          </table:table-cell>
          <table:table-cell table:formula="of:=IF(ISEVEN(ROW([.N11]));[.N11];&quot;&quot;)">
            <text:p/>
          </table:table-cell>
          <table:table-cell table:formula="of:=IF(ISODD(ROW([.N11]));[.N11];&quot;&quot;)" office:value-type="string" office:string-value="[&quot;e&quot;, &quot;AudioMessage&quot;, {html: &quot;&lt;center&gt;+&lt;/center&gt;&lt;audio class='audio-message' src='http://deniz.fr/prosody/10-e-do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0-e-do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3]+1" office:value-type="float" office:value="6" calcext:value-type="float">
            <text:p>6</text:p>
          </table:table-cell>
          <table:table-cell table:formula="of:=IF(ISODD(ROW([.N12]));[.N12];&quot;&quot;)">
            <text:p/>
          </table:table-cell>
          <table:table-cell table:formula="of:=IF(ISEVEN(ROW([.N12]));[.N12];&quot;&quot;)" office:value-type="string" office:string-value="[&quot;e&quot;, &quot;AudioMessage&quot;, {html: &quot;&lt;center&gt;+&lt;/center&gt;&lt;audio class='audio-message' src='http://deniz.fr/prosody/11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1-e-do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4]+1" office:value-type="float" office:value="6" calcext:value-type="float">
            <text:p>6</text:p>
          </table:table-cell>
          <table:table-cell table:formula="of:=IF(ISODD(ROW([.N13]));[.N13];&quot;&quot;)" office:value-type="string" office:string-value="[&quot;e&quot;, &quot;AudioMessage&quot;, {html: &quot;&lt;center&gt;+&lt;/center&gt;&lt;audio class='audio-message' src='http://deniz.fr/prosody/12-e-do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2-e-do.wav' type='audio/wav' autoplay&gt;&lt;/audio&gt;", transfer:"audio-end"}, "Question", {q: "", as:["hatırlıyor","düşünüyor"]}],</text:p>
          </table:table-cell>
          <table:table-cell table:formula="of:=IF(ISEVEN(ROW([.N13]));[.N13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5]+1" office:value-type="float" office:value="7" calcext:value-type="float">
            <text:p>7</text:p>
          </table:table-cell>
          <table:table-cell table:formula="of:=IF(ISEVEN(ROW([.N14]));[.N14];&quot;&quot;)" office:value-type="string" office:string-value="[&quot;e&quot;, &quot;AudioMessage&quot;, {html: &quot;&lt;center&gt;+&lt;/center&gt;&lt;audio class='audio-message' src='http://deniz.fr/prosody/13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3-e-ikb.wav' type='audio/wav' autoplay&gt;&lt;/audio&gt;", transfer:"audio-end"}, "Question", {q: "", as:["biliyor", "sanıyor"]}],</text:p>
          </table:table-cell>
          <table:table-cell table:formula="of:=IF(ISODD(ROW([.N14]));[.N14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6]+1" office:value-type="float" office:value="7" calcext:value-type="float">
            <text:p>7</text:p>
          </table:table-cell>
          <table:table-cell table:formula="of:=IF(ISEVEN(ROW([.N15]));[.N15];&quot;&quot;)">
            <text:p/>
          </table:table-cell>
          <table:table-cell table:formula="of:=IF(ISODD(ROW([.N15]));[.N15];&quot;&quot;)" office:value-type="string" office:string-value="[&quot;e&quot;, &quot;AudioMessage&quot;, {html: &quot;&lt;center&gt;+&lt;/center&gt;&lt;audio class='audio-message' src='http://deniz.fr/prosody/14-e-ikb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14-e-ikb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7]+1" office:value-type="float" office:value="8" calcext:value-type="float">
            <text:p>8</text:p>
          </table:table-cell>
          <table:table-cell table:formula="of:=IF(ISODD(ROW([.N16]));[.N16];&quot;&quot;)">
            <text:p/>
          </table:table-cell>
          <table:table-cell table:formula="of:=IF(ISEVEN(ROW([.N16]));[.N16];&quot;&quot;)" office:value-type="string" office:string-value="[&quot;e&quot;, &quot;AudioMessage&quot;, {html: &quot;&lt;center&gt;+&lt;/center&gt;&lt;audio class='audio-message' src='http://deniz.fr/prosody/15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5-e-ikb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8]+1" office:value-type="float" office:value="8" calcext:value-type="float">
            <text:p>8</text:p>
          </table:table-cell>
          <table:table-cell table:formula="of:=IF(ISODD(ROW([.N17]));[.N17];&quot;&quot;)" office:value-type="string" office:string-value="[&quot;e&quot;, &quot;AudioMessage&quot;, {html: &quot;&lt;center&gt;+&lt;/center&gt;&lt;audio class='audio-message' src='http://deniz.fr/prosody/16-e-ikb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16-e-ikb.wav' type='audio/wav' autoplay&gt;&lt;/audio&gt;", transfer:"audio-end"}, "Question", {q: "", as:["düşünüyor","hatırlıyor"]}],</text:p>
          </table:table-cell>
          <table:table-cell table:formula="of:=IF(ISEVEN(ROW([.N17]));[.N17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69]+1" office:value-type="float" office:value="9" calcext:value-type="float">
            <text:p>9</text:p>
          </table:table-cell>
          <table:table-cell table:formula="of:=IF(ISEVEN(ROW([.N18]));[.N18];&quot;&quot;)" office:value-type="string" office:string-value="[&quot;e&quot;, &quot;AudioMessage&quot;, {html: &quot;&lt;center&gt;+&lt;/center&gt;&lt;audio class='audio-message' src='http://deniz.fr/prosody/17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7-e-ikb.wav' type='audio/wav' autoplay&gt;&lt;/audio&gt;", transfer:"audio-end"}, "Question", {q: "", as:["sanıyor", "biliyor"]}],</text:p>
          </table:table-cell>
          <table:table-cell table:formula="of:=IF(ISODD(ROW([.N18]));[.N18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0]+1" office:value-type="float" office:value="9" calcext:value-type="float">
            <text:p>9</text:p>
          </table:table-cell>
          <table:table-cell table:formula="of:=IF(ISEVEN(ROW([.N19]));[.N19];&quot;&quot;)">
            <text:p/>
          </table:table-cell>
          <table:table-cell table:formula="of:=IF(ISODD(ROW([.N19]));[.N19];&quot;&quot;)" office:value-type="string" office:string-value="[&quot;e&quot;, &quot;AudioMessage&quot;, {html: &quot;&lt;center&gt;+&lt;/center&gt;&lt;audio class='audio-message' src='http://deniz.fr/prosody/18-e-ikb.wav' type='audio/wav' autoplay&gt;&lt;/audio&gt;&quot;, transfer:&quot;audio-end&quot;}, &quot;Question&quot;, {q: &quot;&quot;, as:[&quot;sanıyor&quot;, &quot;biliyor&quot;]}]," calcext:value-type="string">
            <text:p>["e", "AudioMessage", {html: "&lt;center&gt;+&lt;/center&gt;&lt;audio class='audio-message' src='http://deniz.fr/prosody/18-e-ikb.wav' type='audio/wav' autoplay&gt;&lt;/audio&gt;", transfer:"audio-end"}, "Question", {q: "", as:["sanıyor", "bili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1]+1" office:value-type="float" office:value="10" calcext:value-type="float">
            <text:p>10</text:p>
          </table:table-cell>
          <table:table-cell table:formula="of:=IF(ISODD(ROW([.N20]));[.N20];&quot;&quot;)">
            <text:p/>
          </table:table-cell>
          <table:table-cell table:formula="of:=IF(ISEVEN(ROW([.N20]));[.N20];&quot;&quot;)" office:value-type="string" office:string-value="[&quot;e&quot;, &quot;AudioMessage&quot;, {html: &quot;&lt;center&gt;+&lt;/center&gt;&lt;audio class='audio-message' src='http://deniz.fr/prosody/19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19-e-de.wav' type='audio/wav' autoplay&gt;&lt;/audio&gt;", transfer:"audio-end"}, "Question", {q: "", as:["hatırlıyor","düşünü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2]+1" office:value-type="float" office:value="10" calcext:value-type="float">
            <text:p>10</text:p>
          </table:table-cell>
          <table:table-cell table:formula="of:=IF(ISODD(ROW([.N21]));[.N21];&quot;&quot;)" office:value-type="string" office:string-value="[&quot;e&quot;, &quot;AudioMessage&quot;, {html: &quot;&lt;center&gt;+&lt;/center&gt;&lt;audio class='audio-message' src='http://deniz.fr/prosody/20-e-de.wav' type='audio/wav' autoplay&gt;&lt;/audio&gt;&quot;, transfer:&quot;audio-end&quot;}, &quot;Question&quot;, {q: &quot;&quot;, as:[&quot;hatırlıyor&quot;,&quot;düşünüyor&quot;]}]," calcext:value-type="string">
            <text:p>["e", "AudioMessage", {html: "&lt;center&gt;+&lt;/center&gt;&lt;audio class='audio-message' src='http://deniz.fr/prosody/20-e-de.wav' type='audio/wav' autoplay&gt;&lt;/audio&gt;", transfer:"audio-end"}, "Question", {q: "", as:["hatırlıyor","düşünüyor"]}],</text:p>
          </table:table-cell>
          <table:table-cell table:formula="of:=IF(ISEVEN(ROW([.N21]));[.N21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3]+1" office:value-type="float" office:value="11" calcext:value-type="float">
            <text:p>11</text:p>
          </table:table-cell>
          <table:table-cell table:formula="of:=IF(ISEVEN(ROW([.N22]));[.N22];&quot;&quot;)" office:value-type="string" office:string-value="[&quot;e&quot;, &quot;AudioMessage&quot;, {html: &quot;&lt;center&gt;+&lt;/center&gt;&lt;audio class='audio-message' src='http://deniz.fr/prosody/21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1-e-de.wav' type='audio/wav' autoplay&gt;&lt;/audio&gt;", transfer:"audio-end"}, "Question", {q: "", as:["biliyor", "sanıyor"]}],</text:p>
          </table:table-cell>
          <table:table-cell table:formula="of:=IF(ISODD(ROW([.N22]));[.N22]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4]+1" office:value-type="float" office:value="11" calcext:value-type="float">
            <text:p>11</text:p>
          </table:table-cell>
          <table:table-cell table:formula="of:=IF(ISEVEN(ROW([.N23]));[.N23];&quot;&quot;)">
            <text:p/>
          </table:table-cell>
          <table:table-cell table:formula="of:=IF(ISODD(ROW([.N23]));[.N23];&quot;&quot;)" office:value-type="string" office:string-value="[&quot;e&quot;, &quot;AudioMessage&quot;, {html: &quot;&lt;center&gt;+&lt;/center&gt;&lt;audio class='audio-message' src='http://deniz.fr/prosody/22-e-de.wav' type='audio/wav' autoplay&gt;&lt;/audio&gt;&quot;, transfer:&quot;audio-end&quot;}, &quot;Question&quot;, {q: &quot;&quot;, as:[&quot;biliyor&quot;, &quot;sanıyor&quot;]}]," calcext:value-type="string">
            <text:p>["e", "AudioMessage", {html: "&lt;center&gt;+&lt;/center&gt;&lt;audio class='audio-message' src='http://deniz.fr/prosody/22-e-de.wav' type='audio/wav' autoplay&gt;&lt;/audio&gt;", transfer:"audio-end"}, "Question", {q: "", as:["biliyor", "san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5]+1" office:value-type="float" office:value="12" calcext:value-type="float">
            <text:p>12</text:p>
          </table:table-cell>
          <table:table-cell table:formula="of:=IF(ISODD(ROW([.N24]));[.N24];&quot;&quot;)">
            <text:p/>
          </table:table-cell>
          <table:table-cell table:formula="of:=IF(ISEVEN(ROW([.N24]));[.N24];&quot;&quot;)" office:value-type="string" office:string-value="[&quot;e&quot;, &quot;AudioMessage&quot;, {html: &quot;&lt;center&gt;+&lt;/center&gt;&lt;audio class='audio-message' src='http://deniz.fr/prosody/23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3-e-de.wav' type='audio/wav' autoplay&gt;&lt;/audio&gt;", transfer:"audio-end"}, "Question", {q: "", as:["düşünüyor","hatırlıyor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6]+1" office:value-type="float" office:value="12" calcext:value-type="float">
            <text:p>12</text:p>
          </table:table-cell>
          <table:table-cell table:formula="of:=IF(ISODD(ROW([.N25]));[.N25];&quot;&quot;)" office:value-type="string" office:string-value="[&quot;e&quot;, &quot;AudioMessage&quot;, {html: &quot;&lt;center&gt;+&lt;/center&gt;&lt;audio class='audio-message' src='http://deniz.fr/prosody/24-e-de.wav' type='audio/wav' autoplay&gt;&lt;/audio&gt;&quot;, transfer:&quot;audio-end&quot;}, &quot;Question&quot;, {q: &quot;&quot;, as:[&quot;düşünüyor&quot;,&quot;hatırlıyor&quot;]}]," calcext:value-type="string">
            <text:p>["e", "AudioMessage", {html: "&lt;center&gt;+&lt;/center&gt;&lt;audio class='audio-message' src='http://deniz.fr/prosody/24-e-de.wav' type='audio/wav' autoplay&gt;&lt;/audio&gt;", transfer:"audio-end"}, "Question", {q: "", as:["düşünüyor","hatırlıyor"]}],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M78]+1" office:value-type="float" office:value="13" calcext:value-type="float">
            <text:p>13</text:p>
          </table:table-cell>
          <table:table-cell table:formula="of:=[.N26]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table:formula="of:=[.N26]" office:value-type="string" office:string-value="[&quot;f&quot;, &quot;AudioMessage&quot;, {html: &quot;&lt;center&gt;+&lt;/center&gt;&lt;audio class='audio-message' src='http://deniz.fr/prosody/25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79]+1" office:value-type="float" office:value="14" calcext:value-type="float">
            <text:p>14</text:p>
          </table:table-cell>
          <table:table-cell table:formula="of:=[.N27]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table:formula="of:=[.N27]" office:value-type="string" office:string-value="[&quot;f&quot;, &quot;AudioMessage&quot;, {html: &quot;&lt;center&gt;+&lt;/center&gt;&lt;audio class='audio-message' src='http://deniz.fr/prosody/26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0]+1" office:value-type="float" office:value="15" calcext:value-type="float">
            <text:p>15</text:p>
          </table:table-cell>
          <table:table-cell table:formula="of:=[.N28]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table:formula="of:=[.N28]" office:value-type="string" office:string-value="[&quot;f&quot;, &quot;AudioMessage&quot;, {html: &quot;&lt;center&gt;+&lt;/center&gt;&lt;audio class='audio-message' src='http://deniz.fr/prosody/27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1]+1" office:value-type="float" office:value="16" calcext:value-type="float">
            <text:p>16</text:p>
          </table:table-cell>
          <table:table-cell table:formula="of:=[.N29]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table:formula="of:=[.N29]" office:value-type="string" office:string-value="[&quot;f&quot;, &quot;AudioMessage&quot;, {html: &quot;&lt;center&gt;+&lt;/center&gt;&lt;audio class='audio-message' src='http://deniz.fr/prosody/28-f-ikb.wav' type='audio/wav' autoplay&gt;&lt;/audio&gt;&quot;, transfer:&quot;audio-end&quot;}, &quot;Question&quot;, {q: &quot;&quot;, as:[&quot;özledi&quot;,&quot;gördü&quot;]}],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2]+1" office:value-type="float" office:value="17" calcext:value-type="float">
            <text:p>17</text:p>
          </table:table-cell>
          <table:table-cell table:formula="of:=[.N30]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table:formula="of:=[.N30]" office:value-type="string" office:string-value="[&quot;f&quot;, &quot;AudioMessage&quot;, {html: &quot;&lt;center&gt;+&lt;/center&gt;&lt;audio class='audio-message' src='http://deniz.fr/prosody/29-f-de.wav' type='audio/wav' autoplay&gt;&lt;/audio&gt;&quot;, transfer:&quot;audio-end&quot;}, &quot;Question&quot;, {q: &quot;&quot;, as:[&quot;gördü&quot;,&quot;özledi&quot;]}],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3]+1" office:value-type="float" office:value="18" calcext:value-type="float">
            <text:p>18</text:p>
          </table:table-cell>
          <table:table-cell table:formula="of:=[.N31]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table:formula="of:=[.N31]" office:value-type="string" office:string-value="[&quot;f&quot;, &quot;AudioMessage&quot;, {html: &quot;&lt;center&gt;+&lt;/center&gt;&lt;audio class='audio-message' src='http://deniz.fr/prosody/30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4]+1" office:value-type="float" office:value="19" calcext:value-type="float">
            <text:p>19</text:p>
          </table:table-cell>
          <table:table-cell table:formula="of:=[.N32]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table:formula="of:=[.N32]" office:value-type="string" office:string-value="[&quot;f&quot;, &quot;AudioMessage&quot;, {html: &quot;&lt;center&gt;+&lt;/center&gt;&lt;audio class='audio-message' src='http://deniz.fr/prosody/31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5]+1" office:value-type="float" office:value="20" calcext:value-type="float">
            <text:p>20</text:p>
          </table:table-cell>
          <table:table-cell table:formula="of:=[.N33]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table:formula="of:=[.N33]" office:value-type="string" office:string-value="[&quot;f&quot;, &quot;AudioMessage&quot;, {html: &quot;&lt;center&gt;+&lt;/center&gt;&lt;audio class='audio-message' src='http://deniz.fr/prosody/32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6]+1" office:value-type="float" office:value="21" calcext:value-type="float">
            <text:p>21</text:p>
          </table:table-cell>
          <table:table-cell table:formula="of:=[.N34]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table:formula="of:=[.N34]" office:value-type="string" office:string-value="[&quot;f&quot;, &quot;AudioMessage&quot;, {html: &quot;&lt;center&gt;+&lt;/center&gt;&lt;audio class='audio-message' src='http://deniz.fr/prosody/33-f-de.wav' type='audio/wav' autoplay&gt;&lt;/audio&gt;&quot;, transfer:&quot;audio-end&quot;}, &quot;Question&quot;, {q: &quot;&quot;, as:[&quot;fark etti&quot;,&quot;unuttu&quot;]}],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7]+1" office:value-type="float" office:value="22" calcext:value-type="float">
            <text:p>22</text:p>
          </table:table-cell>
          <table:table-cell table:formula="of:=[.N35]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table:formula="of:=[.N35]" office:value-type="string" office:string-value="[&quot;f&quot;, &quot;AudioMessage&quot;, {html: &quot;&lt;center&gt;+&lt;/center&gt;&lt;audio class='audio-message' src='http://deniz.fr/prosody/34-f-ikb.wav' type='audio/wav' autoplay&gt;&lt;/audio&gt;&quot;, transfer:&quot;audio-end&quot;}, &quot;Question&quot;, {q: &quot;&quot;, as:[&quot;unuttu&quot;,&quot;fark etti&quot;]}],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8]+1" office:value-type="float" office:value="23" calcext:value-type="float">
            <text:p>23</text:p>
          </table:table-cell>
          <table:table-cell table:formula="of:=[.N36]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table:formula="of:=[.N36]" office:value-type="string" office:string-value="[&quot;p&quot;, &quot;AudioMessage&quot;, {html: &quot;&lt;center&gt;+&lt;/center&gt;&lt;audio class='audio-message' src='http://deniz.fr/prosody/35-p-do.wav' type='audio/wav' autoplay&gt;&lt;/audio&gt;&quot;, transfer:&quot;audio-end&quot;}, &quot;Question&quot;, {q: &quot;&quot;, as:[&quot;barış&quot;,&quot;savaş&quot;]}],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89]+1" office:value-type="float" office:value="24" calcext:value-type="float">
            <text:p>24</text:p>
          </table:table-cell>
          <table:table-cell table:formula="of:=[.N37]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table:formula="of:=[.N37]" office:value-type="string" office:string-value="[&quot;p&quot;, &quot;AudioMessage&quot;, {html: &quot;&lt;center&gt;+&lt;/center&gt;&lt;audio class='audio-message' src='http://deniz.fr/prosody/36-p-do.wav' type='audio/wav' autoplay&gt;&lt;/audio&gt;&quot;, transfer:&quot;audio-end&quot;}, &quot;Question&quot;, {q: &quot;&quot;, as:[&quot;kaçırdı&quot;,&quot;arayacak&quot;]}],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90]+1" office:value-type="float" office:value="25" calcext:value-type="float">
            <text:p>25</text:p>
          </table:table-cell>
          <table:table-cell table:formula="of:=[.N38]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table:formula="of:=[.N38]" office:value-type="string" office:string-value="[&quot;p&quot;, &quot;AudioMessage&quot;, {html: &quot;&lt;center&gt;+&lt;/center&gt;&lt;audio class='audio-message' src='http://deniz.fr/prosody/37-p-do.wav' type='audio/wav' autoplay&gt;&lt;/audio&gt;&quot;, transfer:&quot;audio-end&quot;}, &quot;Question&quot;, {q: &quot;&quot;, as:[&quot;mi&quot;,&quot;valla&quot;]}],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91]+1" office:value-type="float" office:value="26" calcext:value-type="float">
            <text:p>26</text:p>
          </table:table-cell>
          <table:table-cell table:formula="of:=[.N39]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table:formula="of:=[.N39]" office:value-type="string" office:string-value="[&quot;p&quot;, &quot;AudioMessage&quot;, {html: &quot;&lt;center&gt;+&lt;/center&gt;&lt;audio class='audio-message' src='http://deniz.fr/prosody/38-p-do.wav' type='audio/wav' autoplay&gt;&lt;/audio&gt;&quot;, transfer:&quot;audio-end&quot;}, &quot;Question&quot;, {q: &quot;&quot;, as:[&quot;kitapları&quot;,&quot;kahveleri&quot;]}],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92]+1" office:value-type="float" office:value="27" calcext:value-type="float">
            <text:p>27</text:p>
          </table:table-cell>
          <table:table-cell table:formula="of:=[.N40]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table:formula="of:=[.N40]" office:value-type="string" office:string-value="[&quot;n&quot;, &quot;AudioMessage&quot;, {html: &quot;&lt;center&gt;+&lt;/center&gt;&lt;audio class='audio-message' src='http://deniz.fr/prosody/39-n-do.wav' type='audio/wav' autoplay&gt;&lt;/audio&gt;&quot;, transfer:&quot;audio-end&quot;}, &quot;Question&quot;, {q: &quot;&quot;, as:[&quot;Ayşe'nin düşüncesi 'yağmur yağmıyor' şeklinde.&quot;,&quot;Ayşe'nin düşüncesi 'yağmur yağıyor' şeklinde değil.&quot;]}],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93]+1" office:value-type="float" office:value="28" calcext:value-type="float">
            <text:p>28</text:p>
          </table:table-cell>
          <table:table-cell table:formula="of:=[.N41]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table:formula="of:=[.N41]" office:value-type="string" office:string-value="[&quot;n&quot;, &quot;AudioMessage&quot;, {html: &quot;&lt;center&gt;+&lt;/center&gt;&lt;audio class='audio-message' src='http://deniz.fr/prosody/40-n-do.wav' type='audio/wav' autoplay&gt;&lt;/audio&gt;&quot;, transfer:&quot;audio-end&quot;}, &quot;Question&quot;, {q: &quot;&quot;, as:[&quot;Başkanın düşüncesi 'ortak bir karara varmak zor olmayacak' şeklinde.&quot;,&quot;Başkanın düşüncesi 'ortak bir karara varmak zor olacak' şeklinde değil.&quot;]}],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42]));[.N42];&quot;&quot;)">
            <text:p/>
          </table:table-cell>
          <table:table-cell table:formula="of:=IF(ISEVEN(ROW([.N42]));[.N42];&quot;&quot;)" office:value-type="string" office:string-value="[&quot;c&quot;, &quot;AudioMessage&quot;, {html: &quot;&lt;center&gt;+&lt;/center&gt;&lt;audio class='audio-message' src='http://deniz.fr/prosody/41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1-c-do.wav' type='audio/wav' autoplay&gt;&lt;/audio&gt;", transfer:"audio-end"}, "Question", {q: "", as:["Öğretmen Paris'te yaşamış.","Öğretmen Paris'te yaşamamış olabilir."]}],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ODD(ROW([.N43]));[.N43];&quot;&quot;)" office:value-type="string" office:string-value="[&quot;c&quot;, &quot;AudioMessage&quot;, {html: &quot;&lt;center&gt;+&lt;/center&gt;&lt;audio class='audio-message' src='http://deniz.fr/prosody/42-c-do.wav' type='audio/wav' autoplay&gt;&lt;/audio&gt;&quot;, transfer:&quot;audio-end&quot;}, &quot;Question&quot;, {q: &quot;&quot;, as:[&quot;Öğretmen Paris'te yaşamış.&quot;,&quot;Öğretmen Paris'te yaşamamış olabilir.&quot;]}]," calcext:value-type="string">
            <text:p>["c", "AudioMessage", {html: "&lt;center&gt;+&lt;/center&gt;&lt;audio class='audio-message' src='http://deniz.fr/prosody/42-c-do.wav' type='audio/wav' autoplay&gt;&lt;/audio&gt;", transfer:"audio-end"}, "Question", {q: "", as:["Öğretmen Paris'te yaşamış.","Öğretmen Paris'te yaşamamış olabilir."]}],</text:p>
          </table:table-cell>
          <table:table-cell table:formula="of:=IF(ISEVEN(ROW([.N43]));[.N43];&quot;&quot;)">
            <text:p/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IF(ISEVEN(ROW([.N44]));[.N44];&quot;&quot;)" office:value-type="string" office:string-value="[&quot;c&quot;, &quot;AudioMessage&quot;, {html: &quot;&lt;center&gt;+&lt;/center&gt;&lt;audio class='audio-message' src='http://deniz.fr/prosody/43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3-c-do.wav' type='audio/wav' autoplay&gt;&lt;/audio&gt;", transfer:"audio-end"}, "Question", {q: "", as:["Referandumu yüzde yüzle kazanmış.","Referandumu yüzde yüzle kazanmamış olabilir."]}],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IF(ISEVEN(ROW([.N45]));[.N45];&quot;&quot;)">
            <text:p/>
          </table:table-cell>
          <table:table-cell table:formula="of:=IF(ISODD(ROW([.N45]));[.N45];&quot;&quot;)" office:value-type="string" office:string-value="[&quot;c&quot;, &quot;AudioMessage&quot;, {html: &quot;&lt;center&gt;+&lt;/center&gt;&lt;audio class='audio-message' src='http://deniz.fr/prosody/44-c-do.wav' type='audio/wav' autoplay&gt;&lt;/audio&gt;&quot;, transfer:&quot;audio-end&quot;}, &quot;Question&quot;, {q: &quot;&quot;, as:[&quot;Referandumu yüzde yüzle kazanmış.&quot;,&quot;Referandumu yüzde yüzle kazanmamış olabilir.&quot;]}]," calcext:value-type="string">
            <text:p>["c", "AudioMessage", {html: "&lt;center&gt;+&lt;/center&gt;&lt;audio class='audio-message' src='http://deniz.fr/prosody/44-c-do.wav' type='audio/wav' autoplay&gt;&lt;/audio&gt;", transfer:"audio-end"}, "Question", {q: "", as:["Referandumu yüzde yüzle kazanmış.","Referandumu yüzde yüzle kazanmamış olabilir."]}],</text:p>
          </table:table-cell>
          <table:table-cell table:number-columns-repeated="3"/>
        </table:table-row>
      </table:table>
      <table:table table:name="item-numbers" table:style-name="ta1">
        <table:table-column table:style-name="co12" table:number-columns-repeated="3" table:default-cell-style-name="Default"/>
        <table:table-row table:style-name="ro1">
          <table:table-cell/>
          <table:table-cell office:value-type="string" calcext:value-type="string">
            <text:p>Liste I</text:p>
          </table:table-cell>
          <table:table-cell office:value-type="string" calcext:value-type="string">
            <text:p>Liste 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resul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arat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a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n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["e", "AudioMessage", {html: "&lt;center&gt;+&lt;/center&gt;&lt;audio class='audio-message' src='http://deniz.fr/prosody/1-e-do.wav' type='audio/wav' autoplay&gt;&lt;/audio&gt;", transfer:"audio-end"}, "Question", {q: "", as:["sanıyor", "biliyor"]}],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2-e-do.wav' type='audio/wav' autoplay&gt;&lt;/audio&gt;", transfer:"audio-end"}, "Question", {q: "", as:["sanıyor", "biliyor"]}],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3-e-do.wav' type='audio/wav' autoplay&gt;&lt;/audio&gt;", transfer:"audio-end"}, "Question", {q: "", as:["hatırlıyor","düşünüyor"]}],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["e", "AudioMessage", {html: "&lt;center&gt;+&lt;/center&gt;&lt;audio class='audio-message' src='http://deniz.fr/prosody/4-e-do.wav' type='audio/wav' autoplay&gt;&lt;/audio&gt;", transfer:"audio-end"}, "Question", {q: "", as:["hatırlıyor","düşünüyor"]}],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["e", "AudioMessage", {html: "&lt;center&gt;+&lt;/center&gt;&lt;audio class='audio-message' src='http://deniz.fr/prosody/5-e-do.wav' type='audio/wav' autoplay&gt;&lt;/audio&gt;", transfer:"audio-end"}, "Question", {q: "", as:["biliyor", "sanıyor"]}],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6-e-do.wav' type='audio/wav' autoplay&gt;&lt;/audio&gt;", transfer:"audio-end"}, "Question", {q: "", as:["biliyor", "sanıyor"]}],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7-e-do.wav' type='audio/wav' autoplay&gt;&lt;/audio&gt;", transfer:"audio-end"}, "Question", {q: "", as:["düşünüyor","hatırlıyor"]}],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["e", "AudioMessage", {html: "&lt;center&gt;+&lt;/center&gt;&lt;audio class='audio-message' src='http://deniz.fr/prosody/8-e-do.wav' type='audio/wav' autoplay&gt;&lt;/audio&gt;", transfer:"audio-end"}, "Question", {q: "", as:["düşünüyor","hatırlıyor"]}],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["e", "AudioMessage", {html: "&lt;center&gt;+&lt;/center&gt;&lt;audio class='audio-message' src='http://deniz.fr/prosody/9-e-do.wav' type='audio/wav' autoplay&gt;&lt;/audio&gt;", transfer:"audio-end"}, "Question", {q: "", as:["sanıyor", "biliyor"]}],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0-e-do.wav' type='audio/wav' autoplay&gt;&lt;/audio&gt;", transfer:"audio-end"}, "Question", {q: "", as:["sanıyor", "biliyor"]}],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1-e-do.wav' type='audio/wav' autoplay&gt;&lt;/audio&gt;", transfer:"audio-end"}, "Question", {q: "", as:["hatırlıyor","düşünüyor"]}],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["e", "AudioMessage", {html: "&lt;center&gt;+&lt;/center&gt;&lt;audio class='audio-message' src='http://deniz.fr/prosody/12-e-do.wav' type='audio/wav' autoplay&gt;&lt;/audio&gt;", transfer:"audio-end"}, "Question", {q: "", as:["hatırlıyor","düşünüyor"]}],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["e", "AudioMessage", {html: "&lt;center&gt;+&lt;/center&gt;&lt;audio class='audio-message' src='http://deniz.fr/prosody/13-e-ikb.wav' type='audio/wav' autoplay&gt;&lt;/audio&gt;", transfer:"audio-end"}, "Question", {q: "", as:["biliyor", "sanıyor"]}],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4-e-ikb.wav' type='audio/wav' autoplay&gt;&lt;/audio&gt;", transfer:"audio-end"}, "Question", {q: "", as:["biliyor", "sanıyor"]}],</text:p>
          </table:table-cell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5-e-ikb.wav' type='audio/wav' autoplay&gt;&lt;/audio&gt;", transfer:"audio-end"}, "Question", {q: "", as:["düşünüyor","hatırlıyor"]}],</text:p>
          </table:table-cell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office:value-type="string" calcext:value-type="string">
            <text:p>["e", "AudioMessage", {html: "&lt;center&gt;+&lt;/center&gt;&lt;audio class='audio-message' src='http://deniz.fr/prosody/16-e-ikb.wav' type='audio/wav' autoplay&gt;&lt;/audio&gt;", transfer:"audio-end"}, "Question", {q: "", as:["düşünüyor","hatırlıyor"]}],</text:p>
          </table:table-cell>
          <table:table-cell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["e", "AudioMessage", {html: "&lt;center&gt;+&lt;/center&gt;&lt;audio class='audio-message' src='http://deniz.fr/prosody/17-e-ikb.wav' type='audio/wav' autoplay&gt;&lt;/audio&gt;", transfer:"audio-end"}, "Question", {q: "", as:["sanıyor", "biliyor"]}],</text:p>
          </table:table-cell>
          <table:table-cell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8-e-ikb.wav' type='audio/wav' autoplay&gt;&lt;/audio&gt;", transfer:"audio-end"}, "Question", {q: "", as:["sanıyor", "biliyor"]}],</text:p>
          </table:table-cell>
        </table:table-row>
        <table:table-row table:style-name="ro1">
          <table:table-cell table:formula="of:=[.A25]+1" office:value-type="float" office:value="16" calcext:value-type="float">
            <text:p>16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19-e-de.wav' type='audio/wav' autoplay&gt;&lt;/audio&gt;", transfer:"audio-end"}, "Question", {q: "", as:["hatırlıyor","düşünüyor"]}],</text:p>
          </table:table-cell>
        </table:table-row>
        <table:table-row table:style-name="ro1">
          <table:table-cell table:formula="of:=[.A25]+1" office:value-type="float" office:value="16" calcext:value-type="float">
            <text:p>16</text:p>
          </table:table-cell>
          <table:table-cell office:value-type="string" calcext:value-type="string">
            <text:p>["e", "AudioMessage", {html: "&lt;center&gt;+&lt;/center&gt;&lt;audio class='audio-message' src='http://deniz.fr/prosody/20-e-de.wav' type='audio/wav' autoplay&gt;&lt;/audio&gt;", transfer:"audio-end"}, "Question", {q: "", as:["hatırlıyor","düşünüyor"]}],</text:p>
          </table:table-cell>
          <table:table-cell/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["e", "AudioMessage", {html: "&lt;center&gt;+&lt;/center&gt;&lt;audio class='audio-message' src='http://deniz.fr/prosody/21-e-de.wav' type='audio/wav' autoplay&gt;&lt;/audio&gt;", transfer:"audio-end"}, "Question", {q: "", as:["biliyor", "sanıyor"]}],</text:p>
          </table:table-cell>
          <table:table-cell/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22-e-de.wav' type='audio/wav' autoplay&gt;&lt;/audio&gt;", transfer:"audio-end"}, "Question", {q: "", as:["biliyor", "sanıyor"]}],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/>
          <table:table-cell office:value-type="string" calcext:value-type="string">
            <text:p>["e", "AudioMessage", {html: "&lt;center&gt;+&lt;/center&gt;&lt;audio class='audio-message' src='http://deniz.fr/prosody/23-e-de.wav' type='audio/wav' autoplay&gt;&lt;/audio&gt;", transfer:"audio-end"}, "Question", {q: "", as:["düşünüyor","hatırlıyor"]}],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office:value-type="string" calcext:value-type="string">
            <text:p>["e", "AudioMessage", {html: "&lt;center&gt;+&lt;/center&gt;&lt;audio class='audio-message' src='http://deniz.fr/prosody/24-e-de.wav' type='audio/wav' autoplay&gt;&lt;/audio&gt;", transfer:"audio-end"}, "Question", {q: "", as:["düşünüyor","hatırlıyor"]}],</text:p>
          </table:table-cell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25-f-de.wav' type='audio/wav' autoplay&gt;&lt;/audio&gt;", transfer:"audio-end"}, "Question", {q: "", as:["gördü","özledi"]}],</text:p>
          </table:table-cell>
        </table:table-row>
        <table:table-row table:style-name="ro1">
          <table:table-cell table:formula="of:=[.A32]+1" office:value-type="float" office:value="20" calcext:value-type="float">
            <text:p>20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26-f-ikb.wav' type='audio/wav' autoplay&gt;&lt;/audio&gt;", transfer:"audio-end"}, "Question", {q: "", as:["özledi","gördü"]}],</text:p>
          </table:table-cell>
        </table:table-row>
        <table:table-row table:style-name="ro1">
          <table:table-cell table:formula="of:=[.A33]+1" office:value-type="float" office:value="21" calcext:value-type="float">
            <text:p>21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27-f-de.wav' type='audio/wav' autoplay&gt;&lt;/audio&gt;", transfer:"audio-end"}, "Question", {q: "", as:["gördü","özledi"]}],</text:p>
          </table:table-cell>
        </table:table-row>
        <table:table-row table:style-name="ro1">
          <table:table-cell table:formula="of:=[.A34]+1" office:value-type="float" office:value="22" calcext:value-type="float">
            <text:p>22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28-f-ikb.wav' type='audio/wav' autoplay&gt;&lt;/audio&gt;", transfer:"audio-end"}, "Question", {q: "", as:["özledi","gördü"]}],</text:p>
          </table:table-cell>
        </table:table-row>
        <table:table-row table:style-name="ro1">
          <table:table-cell table:formula="of:=[.A35]+1" office:value-type="float" office:value="23" calcext:value-type="float">
            <text:p>23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29-f-de.wav' type='audio/wav' autoplay&gt;&lt;/audio&gt;", transfer:"audio-end"}, "Question", {q: "", as:["gördü","özledi"]}],</text:p>
          </table:table-cell>
        </table:table-row>
        <table:table-row table:style-name="ro1">
          <table:table-cell table:formula="of:=[.A36]+1" office:value-type="float" office:value="24" calcext:value-type="float">
            <text:p>24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30-f-ikb.wav' type='audio/wav' autoplay&gt;&lt;/audio&gt;", transfer:"audio-end"}, "Question", {q: "", as:["unuttu","fark etti"]}],</text:p>
          </table:table-cell>
        </table:table-row>
        <table:table-row table:style-name="ro1">
          <table:table-cell table:formula="of:=[.A37]+1" office:value-type="float" office:value="25" calcext:value-type="float">
            <text:p>25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31-f-de.wav' type='audio/wav' autoplay&gt;&lt;/audio&gt;", transfer:"audio-end"}, "Question", {q: "", as:["fark etti","unuttu"]}],</text:p>
          </table:table-cell>
        </table:table-row>
        <table:table-row table:style-name="ro1">
          <table:table-cell table:formula="of:=[.A38]+1" office:value-type="float" office:value="26" calcext:value-type="float">
            <text:p>26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32-f-ikb.wav' type='audio/wav' autoplay&gt;&lt;/audio&gt;", transfer:"audio-end"}, "Question", {q: "", as:["unuttu","fark etti"]}],</text:p>
          </table:table-cell>
        </table:table-row>
        <table:table-row table:style-name="ro1">
          <table:table-cell table:formula="of:=[.A39]+1" office:value-type="float" office:value="27" calcext:value-type="float">
            <text:p>27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33-f-de.wav' type='audio/wav' autoplay&gt;&lt;/audio&gt;", transfer:"audio-end"}, "Question", {q: "", as:["fark etti","unuttu"]}],</text:p>
          </table:table-cell>
        </table:table-row>
        <table:table-row table:style-name="ro1">
          <table:table-cell table:formula="of:=[.A40]+1" office:value-type="float" office:value="28" calcext:value-type="float">
            <text:p>28</text:p>
          </table:table-cell>
          <table:table-cell table:number-columns-repeated="2" office:value-type="string" calcext:value-type="string">
            <text:p>["f", "AudioMessage", {html: "&lt;center&gt;+&lt;/center&gt;&lt;audio class='audio-message' src='http://deniz.fr/prosody/34-f-ikb.wav' type='audio/wav' autoplay&gt;&lt;/audio&gt;", transfer:"audio-end"}, "Question", {q: "", as:["unuttu","fark etti"]}],</text:p>
          </table:table-cell>
        </table:table-row>
        <table:table-row table:style-name="ro1">
          <table:table-cell table:formula="of:=[.A41]+1" office:value-type="float" office:value="29" calcext:value-type="float">
            <text:p>29</text:p>
          </table:table-cell>
          <table:table-cell table:number-columns-repeated="2" office:value-type="string" calcext:value-type="string">
            <text:p>["p", "AudioMessage", {html: "&lt;center&gt;+&lt;/center&gt;&lt;audio class='audio-message' src='http://deniz.fr/prosody/35-p-do.wav' type='audio/wav' autoplay&gt;&lt;/audio&gt;", transfer:"audio-end"}, "Question", {q: "", as:["barış","savaş"]}],</text:p>
          </table:table-cell>
        </table:table-row>
        <table:table-row table:style-name="ro1">
          <table:table-cell table:formula="of:=[.A42]+1" office:value-type="float" office:value="30" calcext:value-type="float">
            <text:p>30</text:p>
          </table:table-cell>
          <table:table-cell table:number-columns-repeated="2" office:value-type="string" calcext:value-type="string">
            <text:p>["p", "AudioMessage", {html: "&lt;center&gt;+&lt;/center&gt;&lt;audio class='audio-message' src='http://deniz.fr/prosody/36-p-do.wav' type='audio/wav' autoplay&gt;&lt;/audio&gt;", transfer:"audio-end"}, "Question", {q: "", as:["kaçırdı","arayacak"]}],</text:p>
          </table:table-cell>
        </table:table-row>
        <table:table-row table:style-name="ro1">
          <table:table-cell table:formula="of:=[.A43]+1" office:value-type="float" office:value="31" calcext:value-type="float">
            <text:p>31</text:p>
          </table:table-cell>
          <table:table-cell table:number-columns-repeated="2" office:value-type="string" calcext:value-type="string">
            <text:p>["p", "AudioMessage", {html: "&lt;center&gt;+&lt;/center&gt;&lt;audio class='audio-message' src='http://deniz.fr/prosody/37-p-do.wav' type='audio/wav' autoplay&gt;&lt;/audio&gt;", transfer:"audio-end"}, "Question", {q: "", as:["mi","valla"]}],</text:p>
          </table:table-cell>
        </table:table-row>
        <table:table-row table:style-name="ro1">
          <table:table-cell table:formula="of:=[.A44]+1" office:value-type="float" office:value="32" calcext:value-type="float">
            <text:p>32</text:p>
          </table:table-cell>
          <table:table-cell table:number-columns-repeated="2" office:value-type="string" calcext:value-type="string">
            <text:p>["p", "AudioMessage", {html: "&lt;center&gt;+&lt;/center&gt;&lt;audio class='audio-message' src='http://deniz.fr/prosody/38-p-do.wav' type='audio/wav' autoplay&gt;&lt;/audio&gt;", transfer:"audio-end"}, "Question", {q: "", as:["kitapları","kahveleri"]}],</text:p>
          </table:table-cell>
        </table:table-row>
        <table:table-row table:style-name="ro1">
          <table:table-cell table:formula="of:=[.A45]+1" office:value-type="float" office:value="33" calcext:value-type="float">
            <text:p>33</text:p>
          </table:table-cell>
          <table:table-cell table:number-columns-repeated="2" office:value-type="string" calcext:value-type="string">
            <text:p>["n", "AudioMessage", {html: "&lt;center&gt;+&lt;/center&gt;&lt;audio class='audio-message' src='http://deniz.fr/prosody/39-n-do.wav' type='audio/wav' autoplay&gt;&lt;/audio&gt;", transfer:"audio-end"}, "Question", {q: "", as:["Ayşe'nin düşüncesi 'yağmur yağmıyor' şeklinde.","Ayşe'nin düşüncesi 'yağmur yağıyor' şeklinde değil."]}],</text:p>
          </table:table-cell>
        </table:table-row>
        <table:table-row table:style-name="ro1">
          <table:table-cell table:formula="of:=[.A46]+1" office:value-type="float" office:value="34" calcext:value-type="float">
            <text:p>34</text:p>
          </table:table-cell>
          <table:table-cell table:number-columns-repeated="2" office:value-type="string" calcext:value-type="string">
            <text:p>["n", "AudioMessage", {html: "&lt;center&gt;+&lt;/center&gt;&lt;audio class='audio-message' src='http://deniz.fr/prosody/40-n-do.wav' type='audio/wav' autoplay&gt;&lt;/audio&gt;", transfer:"audio-end"}, "Question", {q: "", as:["Başkanın düşüncesi 'ortak bir karara varmak zor olmayacak' şeklinde.","Başkanın düşüncesi 'ortak bir karara varmak zor olacak' şeklinde değil."]}],</text:p>
          </table:table-cell>
        </table:table-row>
        <table:table-row table:style-name="ro1">
          <table:table-cell table:formula="of:=[.A47]+1" office:value-type="float" office:value="35" calcext:value-type="float">
            <text:p>35</text:p>
          </table:table-cell>
          <table:table-cell/>
          <table:table-cell office:value-type="string" calcext:value-type="string">
            <text:p>["c", "AudioMessage", {html: "&lt;center&gt;+&lt;/center&gt;&lt;audio class='audio-message' src='http://deniz.fr/prosody/41-c-do.wav' type='audio/wav' autoplay&gt;&lt;/audio&gt;", transfer:"audio-end"}, "Question", {q: "", as:["Öğretmen Paris'te yaşamış.","Öğretmen Paris'te yaşamamış olabilir."]}],</text:p>
          </table:table-cell>
        </table:table-row>
        <table:table-row table:style-name="ro1">
          <table:table-cell table:formula="of:=[.A47]+1" office:value-type="float" office:value="35" calcext:value-type="float">
            <text:p>35</text:p>
          </table:table-cell>
          <table:table-cell office:value-type="string" calcext:value-type="string">
            <text:p>["c", "AudioMessage", {html: "&lt;center&gt;+&lt;/center&gt;&lt;audio class='audio-message' src='http://deniz.fr/prosody/42-c-do.wav' type='audio/wav' autoplay&gt;&lt;/audio&gt;", transfer:"audio-end"}, "Question", {q: "", as:["Öğretmen Paris'te yaşamış.","Öğretmen Paris'te yaşamamış olabilir."]}],</text:p>
          </table:table-cell>
          <table:table-cell/>
        </table:table-row>
        <table:table-row table:style-name="ro1">
          <table:table-cell table:formula="of:=[.A49]+1" office:value-type="float" office:value="36" calcext:value-type="float">
            <text:p>36</text:p>
          </table:table-cell>
          <table:table-cell office:value-type="string" calcext:value-type="string">
            <text:p>["c", "AudioMessage", {html: "&lt;center&gt;+&lt;/center&gt;&lt;audio class='audio-message' src='http://deniz.fr/prosody/43-c-do.wav' type='audio/wav' autoplay&gt;&lt;/audio&gt;", transfer:"audio-end"}, "Question", {q: "", as:["Referandumu yüzde yüzle kazanmış.","Referandumu yüzde yüzle kazanmamış olabilir."]}],</text:p>
          </table:table-cell>
          <table:table-cell/>
        </table:table-row>
        <table:table-row table:style-name="ro1">
          <table:table-cell table:formula="of:=[.A49]+1" office:value-type="float" office:value="36" calcext:value-type="float">
            <text:p>36</text:p>
          </table:table-cell>
          <table:table-cell/>
          <table:table-cell office:value-type="string" calcext:value-type="string">
            <text:p>["c", "AudioMessage", {html: "&lt;center&gt;+&lt;/center&gt;&lt;audio class='audio-message' src='http://deniz.fr/prosody/44-c-do.wav' type='audio/wav' autoplay&gt;&lt;/audio&gt;", transfer:"audio-end"}, "Question", {q: "", as:["Referandumu yüzde yüzle kazanmış.","Referandumu yüzde yüzle kazanmamış olabilir."]}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39:08.910216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7:48:29.843773754</meta:creation-date>
    <meta:generator>LibreOffice/5.2.2.2$Linux_x86 LibreOffice_project/20m0$Build-2</meta:generator>
    <dc:date>2017-06-07T14:43:03.049175222</dc:date>
    <meta:editing-duration>P3DT14H57M30S</meta:editing-duration>
    <meta:editing-cycles>103</meta:editing-cycles>
    <meta:document-statistic meta:table-count="2" meta:cell-count="1005" meta:object-count="0"/>
  </office:meta>
</office:document-meta>
</file>